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0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18.272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order-bottom="0.74pt solid #000000" fo:background-color="#d4ea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68a1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fo:color="#000000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4ea6b"/>
      <style:text-properties fo:color="#468a1a" fo:font-weight="bold" style:font-weight-asian="bold" style:font-weight-complex="bold"/>
    </style:style>
    <style:style style:name="ce53" style:family="table-cell" style:parent-style-name="Default">
      <style:table-cell-properties fo:background-color="#666666"/>
    </style:style>
    <style:style style:name="ce5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5" style:family="table-cell" style:parent-style-name="Default">
      <style:text-properties fo:color="#666666"/>
    </style:style>
    <style:style style:name="ce56" style:family="table-cell" style:parent-style-name="Default">
      <style:table-cell-properties fo:background-color="#eeeeee"/>
      <style:text-properties fo:color="#666666" fo:font-style="italic" style:font-style-asian="italic" style:font-style-complex="italic"/>
    </style:style>
    <style:style style:name="ce33" style:family="table-cell" style:parent-style-name="Default">
      <style:table-cell-properties fo:background-color="#dddddd"/>
      <style:text-properties fo:color="#069a2e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3"/>
        <table:table-column table:style-name="co6" table:default-cell-style-name="ce55"/>
        <table:table-column table:style-name="co7" table:default-cell-style-name="ce55"/>
        <table:table-column table:style-name="co4" table:default-cell-style-name="ce55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table:style-name="ce24" office:value-type="string" calcext:value-type="string">
            <text:p>Label</text:p>
          </table:table-cell>
          <table:table-cell table:style-name="ce24" office:value-type="string" calcext:value-type="string">
            <text:p>Quadrant</text:p>
          </table:table-cell>
          <table:table-cell table:style-name="ce28" office:value-type="string" calcext:value-type="string">
            <text:p>Ring</text:p>
          </table:table-cell>
          <table:table-cell table:style-name="ce28" office:value-type="string" calcext:value-type="string">
            <text:p>Move</text:p>
          </table:table-cell>
          <table:table-cell/>
          <table:table-cell table:style-name="ce54" office:value-type="string" calcext:value-type="string">
            <text:p>Quadrant</text:p>
          </table:table-cell>
          <table:table-cell table:style-name="ce56" office:value-type="string" calcext:value-type="string">
            <text:p>Ring</text:p>
          </table:table-cell>
          <table:table-cell table:style-name="ce56" office:value-type="string" calcext:value-type="string">
            <text:p>move</text:p>
          </table:table-cell>
          <table:table-cell table:style-name="ce33" office:value-type="string" calcext:value-type="string">
            <text:p>JSON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ithub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2];[$MAP.$D$2:.$E$5];2;0)" office:value-type="float" office:value="0" calcext:value-type="float">
            <text:p>0</text:p>
          </table:table-cell>
          <table:table-cell table:formula="of:=VLOOKUP([.C2];[$MAP.$A$2:.$B$5];2;0)" office:value-type="float" office:value="0" calcext:value-type="float">
            <text:p>0</text:p>
          </table:table-cell>
          <table:table-cell table:formula="of:=VLOOKUP([.D2];[$MAP.$G$2:.$H$4];2;0)" office:value-type="float" office:value="0" calcext:value-type="float">
            <text:p>0</text:p>
          </table:table-cell>
          <table:table-cell table:formula="of:=&quot;{ &quot;&quot;quadrant&quot;&quot;: &quot;&amp;[.F2]&amp;&quot;, &quot;&quot;ring&quot;&quot;: &quot;&amp;[.G2]&amp;&quot;, &quot;&quot;label&quot;&quot;: &quot;&quot;&quot;&amp;[.A2]&amp;&quot;&quot;&quot;,  &quot;&quot;active&quot;&quot;: true,  &quot;&quot;moved&quot;&quot;: &quot;&amp;[.H2]&amp;&quot; },&quot;" office:value-type="string" office:string-value="{ &quot;quadrant&quot;: 0, &quot;ring&quot;: 0, &quot;label&quot;: &quot;Github&quot;,  &quot;active&quot;: true,  &quot;moved&quot;: 0 }," calcext:value-type="string">
            <text:p>{ "quadrant": 0, "ring": 0, "label": "Github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ZA Proxy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3];[$MAP.$D$2:.$E$5];2;0)" office:value-type="float" office:value="0" calcext:value-type="float">
            <text:p>0</text:p>
          </table:table-cell>
          <table:table-cell table:formula="of:=VLOOKUP([.C3];[$MAP.$A$2:.$B$5];2;0)" office:value-type="float" office:value="0" calcext:value-type="float">
            <text:p>0</text:p>
          </table:table-cell>
          <table:table-cell table:formula="of:=VLOOKUP([.D3];[$MAP.$G$2:.$H$4];2;0)" office:value-type="float" office:value="0" calcext:value-type="float">
            <text:p>0</text:p>
          </table:table-cell>
          <table:table-cell table:formula="of:=&quot;{ &quot;&quot;quadrant&quot;&quot;: &quot;&amp;[.F3]&amp;&quot;, &quot;&quot;ring&quot;&quot;: &quot;&amp;[.G3]&amp;&quot;, &quot;&quot;label&quot;&quot;: &quot;&quot;&quot;&amp;[.A3]&amp;&quot;&quot;&quot;,  &quot;&quot;active&quot;&quot;: true,  &quot;&quot;moved&quot;&quot;: &quot;&amp;[.H3]&amp;&quot; },&quot;" office:value-type="string" office:string-value="{ &quot;quadrant&quot;: 0, &quot;ring&quot;: 0, &quot;label&quot;: &quot;ZA Proxy&quot;,  &quot;active&quot;: true,  &quot;moved&quot;: 0 }," calcext:value-type="string">
            <text:p>{ "quadrant": 0, "ring": 0, "label": "ZA Proxy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OWASP Dependecy Check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4];[$MAP.$D$2:.$E$5];2;0)" office:value-type="float" office:value="0" calcext:value-type="float">
            <text:p>0</text:p>
          </table:table-cell>
          <table:table-cell table:formula="of:=VLOOKUP([.C4];[$MAP.$A$2:.$B$5];2;0)" office:value-type="float" office:value="0" calcext:value-type="float">
            <text:p>0</text:p>
          </table:table-cell>
          <table:table-cell table:formula="of:=VLOOKUP([.D4];[$MAP.$G$2:.$H$4];2;0)" office:value-type="float" office:value="0" calcext:value-type="float">
            <text:p>0</text:p>
          </table:table-cell>
          <table:table-cell table:formula="of:=&quot;{ &quot;&quot;quadrant&quot;&quot;: &quot;&amp;[.F4]&amp;&quot;, &quot;&quot;ring&quot;&quot;: &quot;&amp;[.G4]&amp;&quot;, &quot;&quot;label&quot;&quot;: &quot;&quot;&quot;&amp;[.A4]&amp;&quot;&quot;&quot;,  &quot;&quot;active&quot;&quot;: true,  &quot;&quot;moved&quot;&quot;: &quot;&amp;[.H4]&amp;&quot; },&quot;" office:value-type="string" office:string-value="{ &quot;quadrant&quot;: 0, &quot;ring&quot;: 0, &quot;label&quot;: &quot;OWASP Dependecy Check&quot;,  &quot;active&quot;: true,  &quot;moved&quot;: 0 }," calcext:value-type="string">
            <text:p>{ "quadrant": 0, "ring": 0, "label": "OWASP Dependecy Check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odding gam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-</text:p>
          </table:table-cell>
          <table:table-cell/>
          <table:table-cell table:formula="of:=VLOOKUP([.B5];[$MAP.$D$2:.$E$5];2;0)" office:value-type="float" office:value="0" calcext:value-type="float">
            <text:p>0</text:p>
          </table:table-cell>
          <table:table-cell table:formula="of:=VLOOKUP([.C5];[$MAP.$A$2:.$B$5];2;0)" office:value-type="float" office:value="2" calcext:value-type="float">
            <text:p>2</text:p>
          </table:table-cell>
          <table:table-cell table:formula="of:=VLOOKUP([.D5];[$MAP.$G$2:.$H$4];2;0)" office:value-type="float" office:value="0" calcext:value-type="float">
            <text:p>0</text:p>
          </table:table-cell>
          <table:table-cell table:formula="of:=&quot;{ &quot;&quot;quadrant&quot;&quot;: &quot;&amp;[.F5]&amp;&quot;, &quot;&quot;ring&quot;&quot;: &quot;&amp;[.G5]&amp;&quot;, &quot;&quot;label&quot;&quot;: &quot;&quot;&quot;&amp;[.A5]&amp;&quot;&quot;&quot;,  &quot;&quot;active&quot;&quot;: true,  &quot;&quot;moved&quot;&quot;: &quot;&amp;[.H5]&amp;&quot; },&quot;" office:value-type="string" office:string-value="{ &quot;quadrant&quot;: 0, &quot;ring&quot;: 2, &quot;label&quot;: &quot;codding game&quot;,  &quot;active&quot;: true,  &quot;moved&quot;: 0 }," calcext:value-type="string">
            <text:p>{ "quadrant": 0, "ring": 2, "label": "codding game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Docker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6];[$MAP.$D$2:.$E$5];2;0)" office:value-type="float" office:value="0" calcext:value-type="float">
            <text:p>0</text:p>
          </table:table-cell>
          <table:table-cell table:formula="of:=VLOOKUP([.C6];[$MAP.$A$2:.$B$5];2;0)" office:value-type="float" office:value="0" calcext:value-type="float">
            <text:p>0</text:p>
          </table:table-cell>
          <table:table-cell table:formula="of:=VLOOKUP([.D6];[$MAP.$G$2:.$H$4];2;0)" office:value-type="float" office:value="0" calcext:value-type="float">
            <text:p>0</text:p>
          </table:table-cell>
          <table:table-cell table:formula="of:=&quot;{ &quot;&quot;quadrant&quot;&quot;: &quot;&amp;[.F6]&amp;&quot;, &quot;&quot;ring&quot;&quot;: &quot;&amp;[.G6]&amp;&quot;, &quot;&quot;label&quot;&quot;: &quot;&quot;&quot;&amp;[.A6]&amp;&quot;&quot;&quot;,  &quot;&quot;active&quot;&quot;: true,  &quot;&quot;moved&quot;&quot;: &quot;&amp;[.H6]&amp;&quot; },&quot;" office:value-type="string" office:string-value="{ &quot;quadrant&quot;: 0, &quot;ring&quot;: 0, &quot;label&quot;: &quot;Docker&quot;,  &quot;active&quot;: true,  &quot;moved&quot;: 0 }," calcext:value-type="string">
            <text:p>{ "quadrant": 0, "ring": 0, "label": "Docker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WorkBench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7];[$MAP.$D$2:.$E$5];2;0)" office:value-type="float" office:value="0" calcext:value-type="float">
            <text:p>0</text:p>
          </table:table-cell>
          <table:table-cell table:formula="of:=VLOOKUP([.C7];[$MAP.$A$2:.$B$5];2;0)" office:value-type="float" office:value="0" calcext:value-type="float">
            <text:p>0</text:p>
          </table:table-cell>
          <table:table-cell table:formula="of:=VLOOKUP([.D7];[$MAP.$G$2:.$H$4];2;0)" office:value-type="float" office:value="0" calcext:value-type="float">
            <text:p>0</text:p>
          </table:table-cell>
          <table:table-cell table:formula="of:=&quot;{ &quot;&quot;quadrant&quot;&quot;: &quot;&amp;[.F7]&amp;&quot;, &quot;&quot;ring&quot;&quot;: &quot;&amp;[.G7]&amp;&quot;, &quot;&quot;label&quot;&quot;: &quot;&quot;&quot;&amp;[.A7]&amp;&quot;&quot;&quot;,  &quot;&quot;active&quot;&quot;: true,  &quot;&quot;moved&quot;&quot;: &quot;&amp;[.H7]&amp;&quot; },&quot;" office:value-type="string" office:string-value="{ &quot;quadrant&quot;: 0, &quot;ring&quot;: 0, &quot;label&quot;: &quot;WorkBench&quot;,  &quot;active&quot;: true,  &quot;moved&quot;: 0 }," calcext:value-type="string">
            <text:p>{ "quadrant": 0, "ring": 0, "label": "WorkBench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dbBeacon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8];[$MAP.$D$2:.$E$5];2;0)" office:value-type="float" office:value="0" calcext:value-type="float">
            <text:p>0</text:p>
          </table:table-cell>
          <table:table-cell table:formula="of:=VLOOKUP([.C8];[$MAP.$A$2:.$B$5];2;0)" office:value-type="float" office:value="0" calcext:value-type="float">
            <text:p>0</text:p>
          </table:table-cell>
          <table:table-cell table:formula="of:=VLOOKUP([.D8];[$MAP.$G$2:.$H$4];2;0)" office:value-type="float" office:value="0" calcext:value-type="float">
            <text:p>0</text:p>
          </table:table-cell>
          <table:table-cell table:formula="of:=&quot;{ &quot;&quot;quadrant&quot;&quot;: &quot;&amp;[.F8]&amp;&quot;, &quot;&quot;ring&quot;&quot;: &quot;&amp;[.G8]&amp;&quot;, &quot;&quot;label&quot;&quot;: &quot;&quot;&quot;&amp;[.A8]&amp;&quot;&quot;&quot;,  &quot;&quot;active&quot;&quot;: true,  &quot;&quot;moved&quot;&quot;: &quot;&amp;[.H8]&amp;&quot; },&quot;" office:value-type="string" office:string-value="{ &quot;quadrant&quot;: 0, &quot;ring&quot;: 0, &quot;label&quot;: &quot;dbBeacon&quot;,  &quot;active&quot;: true,  &quot;moved&quot;: 0 }," calcext:value-type="string">
            <text:p>{ "quadrant": 0, "ring": 0, "label": "dbBeacon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Jenkin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9];[$MAP.$D$2:.$E$5];2;0)" office:value-type="float" office:value="0" calcext:value-type="float">
            <text:p>0</text:p>
          </table:table-cell>
          <table:table-cell table:formula="of:=VLOOKUP([.C9];[$MAP.$A$2:.$B$5];2;0)" office:value-type="float" office:value="0" calcext:value-type="float">
            <text:p>0</text:p>
          </table:table-cell>
          <table:table-cell table:formula="of:=VLOOKUP([.D9];[$MAP.$G$2:.$H$4];2;0)" office:value-type="float" office:value="0" calcext:value-type="float">
            <text:p>0</text:p>
          </table:table-cell>
          <table:table-cell table:formula="of:=&quot;{ &quot;&quot;quadrant&quot;&quot;: &quot;&amp;[.F9]&amp;&quot;, &quot;&quot;ring&quot;&quot;: &quot;&amp;[.G9]&amp;&quot;, &quot;&quot;label&quot;&quot;: &quot;&quot;&quot;&amp;[.A9]&amp;&quot;&quot;&quot;,  &quot;&quot;active&quot;&quot;: true,  &quot;&quot;moved&quot;&quot;: &quot;&amp;[.H9]&amp;&quot; },&quot;" office:value-type="string" office:string-value="{ &quot;quadrant&quot;: 0, &quot;ring&quot;: 0, &quot;label&quot;: &quot;Jenkins&quot;,  &quot;active&quot;: true,  &quot;moved&quot;: 0 }," calcext:value-type="string">
            <text:p>{ "quadrant": 0, "ring": 0, "label": "Jenkins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Jira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10];[$MAP.$D$2:.$E$5];2;0)" office:value-type="float" office:value="0" calcext:value-type="float">
            <text:p>0</text:p>
          </table:table-cell>
          <table:table-cell table:formula="of:=VLOOKUP([.C10];[$MAP.$A$2:.$B$5];2;0)" office:value-type="float" office:value="0" calcext:value-type="float">
            <text:p>0</text:p>
          </table:table-cell>
          <table:table-cell table:formula="of:=VLOOKUP([.D10];[$MAP.$G$2:.$H$4];2;0)" office:value-type="float" office:value="0" calcext:value-type="float">
            <text:p>0</text:p>
          </table:table-cell>
          <table:table-cell table:formula="of:=&quot;{ &quot;&quot;quadrant&quot;&quot;: &quot;&amp;[.F10]&amp;&quot;, &quot;&quot;ring&quot;&quot;: &quot;&amp;[.G10]&amp;&quot;, &quot;&quot;label&quot;&quot;: &quot;&quot;&quot;&amp;[.A10]&amp;&quot;&quot;&quot;,  &quot;&quot;active&quot;&quot;: true,  &quot;&quot;moved&quot;&quot;: &quot;&amp;[.H10]&amp;&quot; },&quot;" office:value-type="string" office:string-value="{ &quot;quadrant&quot;: 0, &quot;ring&quot;: 0, &quot;label&quot;: &quot;Jira&quot;,  &quot;active&quot;: true,  &quot;moved&quot;: 0 }," calcext:value-type="string">
            <text:p>{ "quadrant": 0, "ring": 0, "label": "Jira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itbucke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11];[$MAP.$D$2:.$E$5];2;0)" office:value-type="float" office:value="0" calcext:value-type="float">
            <text:p>0</text:p>
          </table:table-cell>
          <table:table-cell table:formula="of:=VLOOKUP([.C11];[$MAP.$A$2:.$B$5];2;0)" office:value-type="float" office:value="0" calcext:value-type="float">
            <text:p>0</text:p>
          </table:table-cell>
          <table:table-cell table:formula="of:=VLOOKUP([.D11];[$MAP.$G$2:.$H$4];2;0)" office:value-type="float" office:value="0" calcext:value-type="float">
            <text:p>0</text:p>
          </table:table-cell>
          <table:table-cell table:formula="of:=&quot;{ &quot;&quot;quadrant&quot;&quot;: &quot;&amp;[.F11]&amp;&quot;, &quot;&quot;ring&quot;&quot;: &quot;&amp;[.G11]&amp;&quot;, &quot;&quot;label&quot;&quot;: &quot;&quot;&quot;&amp;[.A11]&amp;&quot;&quot;&quot;,  &quot;&quot;active&quot;&quot;: true,  &quot;&quot;moved&quot;&quot;: &quot;&amp;[.H11]&amp;&quot; },&quot;" office:value-type="string" office:string-value="{ &quot;quadrant&quot;: 0, &quot;ring&quot;: 0, &quot;label&quot;: &quot;bitbucket&quot;,  &quot;active&quot;: true,  &quot;moved&quot;: 0 }," calcext:value-type="string">
            <text:p>{ "quadrant": 0, "ring": 0, "label": "bitbucket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opilo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12];[$MAP.$D$2:.$E$5];2;0)" office:value-type="float" office:value="0" calcext:value-type="float">
            <text:p>0</text:p>
          </table:table-cell>
          <table:table-cell table:formula="of:=VLOOKUP([.C12];[$MAP.$A$2:.$B$5];2;0)" office:value-type="float" office:value="0" calcext:value-type="float">
            <text:p>0</text:p>
          </table:table-cell>
          <table:table-cell table:formula="of:=VLOOKUP([.D12];[$MAP.$G$2:.$H$4];2;0)" office:value-type="float" office:value="0" calcext:value-type="float">
            <text:p>0</text:p>
          </table:table-cell>
          <table:table-cell table:formula="of:=&quot;{ &quot;&quot;quadrant&quot;&quot;: &quot;&amp;[.F12]&amp;&quot;, &quot;&quot;ring&quot;&quot;: &quot;&amp;[.G12]&amp;&quot;, &quot;&quot;label&quot;&quot;: &quot;&quot;&quot;&amp;[.A12]&amp;&quot;&quot;&quot;,  &quot;&quot;active&quot;&quot;: true,  &quot;&quot;moved&quot;&quot;: &quot;&amp;[.H12]&amp;&quot; },&quot;" office:value-type="string" office:string-value="{ &quot;quadrant&quot;: 0, &quot;ring&quot;: 0, &quot;label&quot;: &quot;Copilot&quot;,  &quot;active&quot;: true,  &quot;moved&quot;: 0 }," calcext:value-type="string">
            <text:p>{ "quadrant": 0, "ring": 0, "label": "Copilot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PgAdmin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13];[$MAP.$D$2:.$E$5];2;0)" office:value-type="float" office:value="0" calcext:value-type="float">
            <text:p>0</text:p>
          </table:table-cell>
          <table:table-cell table:formula="of:=VLOOKUP([.C13];[$MAP.$A$2:.$B$5];2;0)" office:value-type="float" office:value="0" calcext:value-type="float">
            <text:p>0</text:p>
          </table:table-cell>
          <table:table-cell table:formula="of:=VLOOKUP([.D13];[$MAP.$G$2:.$H$4];2;0)" office:value-type="float" office:value="0" calcext:value-type="float">
            <text:p>0</text:p>
          </table:table-cell>
          <table:table-cell table:formula="of:=&quot;{ &quot;&quot;quadrant&quot;&quot;: &quot;&amp;[.F13]&amp;&quot;, &quot;&quot;ring&quot;&quot;: &quot;&amp;[.G13]&amp;&quot;, &quot;&quot;label&quot;&quot;: &quot;&quot;&quot;&amp;[.A13]&amp;&quot;&quot;&quot;,  &quot;&quot;active&quot;&quot;: true,  &quot;&quot;moved&quot;&quot;: &quot;&amp;[.H13]&amp;&quot; },&quot;" office:value-type="string" office:string-value="{ &quot;quadrant&quot;: 0, &quot;ring&quot;: 0, &quot;label&quot;: &quot;PgAdmin&quot;,  &quot;active&quot;: true,  &quot;moved&quot;: 0 }," calcext:value-type="string">
            <text:p>{ "quadrant": 0, "ring": 0, "label": "PgAdmin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Dependabo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14];[$MAP.$D$2:.$E$5];2;0)" office:value-type="float" office:value="0" calcext:value-type="float">
            <text:p>0</text:p>
          </table:table-cell>
          <table:table-cell table:formula="of:=VLOOKUP([.C14];[$MAP.$A$2:.$B$5];2;0)" office:value-type="float" office:value="0" calcext:value-type="float">
            <text:p>0</text:p>
          </table:table-cell>
          <table:table-cell table:formula="of:=VLOOKUP([.D14];[$MAP.$G$2:.$H$4];2;0)" office:value-type="float" office:value="0" calcext:value-type="float">
            <text:p>0</text:p>
          </table:table-cell>
          <table:table-cell table:formula="of:=&quot;{ &quot;&quot;quadrant&quot;&quot;: &quot;&amp;[.F14]&amp;&quot;, &quot;&quot;ring&quot;&quot;: &quot;&amp;[.G14]&amp;&quot;, &quot;&quot;label&quot;&quot;: &quot;&quot;&quot;&amp;[.A14]&amp;&quot;&quot;&quot;,  &quot;&quot;active&quot;&quot;: true,  &quot;&quot;moved&quot;&quot;: &quot;&amp;[.H14]&amp;&quot; },&quot;" office:value-type="string" office:string-value="{ &quot;quadrant&quot;: 0, &quot;ring&quot;: 0, &quot;label&quot;: &quot;Dependabot&quot;,  &quot;active&quot;: true,  &quot;moved&quot;: 0 }," calcext:value-type="string">
            <text:p>{ "quadrant": 0, "ring": 0, "label": "Dependabot", <text:s/>"active": true, <text:s/>"moved": 0 },</text:p>
          </table:table-cell>
          <table:table-cell table:number-columns-repeated="16375"/>
        </table:table-row>
        <table:table-row table:style-name="ro2">
          <table:table-cell table:style-name="ce26" office:value-type="string" calcext:value-type="string">
            <text:p>Java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15];[$MAP.$D$2:.$E$5];2;0)" office:value-type="float" office:value="2" calcext:value-type="float">
            <text:p>2</text:p>
          </table:table-cell>
          <table:table-cell table:formula="of:=VLOOKUP([.C15];[$MAP.$A$2:.$B$5];2;0)" office:value-type="float" office:value="0" calcext:value-type="float">
            <text:p>0</text:p>
          </table:table-cell>
          <table:table-cell table:formula="of:=VLOOKUP([.D15];[$MAP.$G$2:.$H$4];2;0)" office:value-type="float" office:value="0" calcext:value-type="float">
            <text:p>0</text:p>
          </table:table-cell>
          <table:table-cell table:formula="of:=&quot;{ &quot;&quot;quadrant&quot;&quot;: &quot;&amp;[.F15]&amp;&quot;, &quot;&quot;ring&quot;&quot;: &quot;&amp;[.G15]&amp;&quot;, &quot;&quot;label&quot;&quot;: &quot;&quot;&quot;&amp;[.A15]&amp;&quot;&quot;&quot;,  &quot;&quot;active&quot;&quot;: true,  &quot;&quot;moved&quot;&quot;: &quot;&amp;[.H15]&amp;&quot; },&quot;" office:value-type="string" office:string-value="{ &quot;quadrant&quot;: 2, &quot;ring&quot;: 0, &quot;label&quot;: &quot;Java&quot;,  &quot;active&quot;: true,  &quot;moved&quot;: 0 }," calcext:value-type="string">
            <text:p>{ "quadrant": 2, "ring": 0, "label": "Java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pring Boot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16];[$MAP.$D$2:.$E$5];2;0)" office:value-type="float" office:value="2" calcext:value-type="float">
            <text:p>2</text:p>
          </table:table-cell>
          <table:table-cell table:formula="of:=VLOOKUP([.C16];[$MAP.$A$2:.$B$5];2;0)" office:value-type="float" office:value="0" calcext:value-type="float">
            <text:p>0</text:p>
          </table:table-cell>
          <table:table-cell table:formula="of:=VLOOKUP([.D16];[$MAP.$G$2:.$H$4];2;0)" office:value-type="float" office:value="0" calcext:value-type="float">
            <text:p>0</text:p>
          </table:table-cell>
          <table:table-cell table:formula="of:=&quot;{ &quot;&quot;quadrant&quot;&quot;: &quot;&amp;[.F16]&amp;&quot;, &quot;&quot;ring&quot;&quot;: &quot;&amp;[.G16]&amp;&quot;, &quot;&quot;label&quot;&quot;: &quot;&quot;&quot;&amp;[.A16]&amp;&quot;&quot;&quot;,  &quot;&quot;active&quot;&quot;: true,  &quot;&quot;moved&quot;&quot;: &quot;&amp;[.H16]&amp;&quot; },&quot;" office:value-type="string" office:string-value="{ &quot;quadrant&quot;: 2, &quot;ring&quot;: 0, &quot;label&quot;: &quot;Spring Boot&quot;,  &quot;active&quot;: true,  &quot;moved&quot;: 0 }," calcext:value-type="string">
            <text:p>{ "quadrant": 2, "ring": 0, "label": "Spring Boot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VueJS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17];[$MAP.$D$2:.$E$5];2;0)" office:value-type="float" office:value="2" calcext:value-type="float">
            <text:p>2</text:p>
          </table:table-cell>
          <table:table-cell table:formula="of:=VLOOKUP([.C17];[$MAP.$A$2:.$B$5];2;0)" office:value-type="float" office:value="0" calcext:value-type="float">
            <text:p>0</text:p>
          </table:table-cell>
          <table:table-cell table:formula="of:=VLOOKUP([.D17];[$MAP.$G$2:.$H$4];2;0)" office:value-type="float" office:value="0" calcext:value-type="float">
            <text:p>0</text:p>
          </table:table-cell>
          <table:table-cell table:formula="of:=&quot;{ &quot;&quot;quadrant&quot;&quot;: &quot;&amp;[.F17]&amp;&quot;, &quot;&quot;ring&quot;&quot;: &quot;&amp;[.G17]&amp;&quot;, &quot;&quot;label&quot;&quot;: &quot;&quot;&quot;&amp;[.A17]&amp;&quot;&quot;&quot;,  &quot;&quot;active&quot;&quot;: true,  &quot;&quot;moved&quot;&quot;: &quot;&amp;[.H17]&amp;&quot; },&quot;" office:value-type="string" office:string-value="{ &quot;quadrant&quot;: 2, &quot;ring&quot;: 0, &quot;label&quot;: &quot;VueJS&quot;,  &quot;active&quot;: true,  &quot;moved&quot;: 0 }," calcext:value-type="string">
            <text:p>{ "quadrant": 2, "ring": 0, "label": "VueJS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ust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-</text:p>
          </table:table-cell>
          <table:table-cell/>
          <table:table-cell table:formula="of:=VLOOKUP([.B18];[$MAP.$D$2:.$E$5];2;0)" office:value-type="float" office:value="2" calcext:value-type="float">
            <text:p>2</text:p>
          </table:table-cell>
          <table:table-cell table:formula="of:=VLOOKUP([.C18];[$MAP.$A$2:.$B$5];2;0)" office:value-type="float" office:value="2" calcext:value-type="float">
            <text:p>2</text:p>
          </table:table-cell>
          <table:table-cell table:formula="of:=VLOOKUP([.D18];[$MAP.$G$2:.$H$4];2;0)" office:value-type="float" office:value="0" calcext:value-type="float">
            <text:p>0</text:p>
          </table:table-cell>
          <table:table-cell table:formula="of:=&quot;{ &quot;&quot;quadrant&quot;&quot;: &quot;&amp;[.F18]&amp;&quot;, &quot;&quot;ring&quot;&quot;: &quot;&amp;[.G18]&amp;&quot;, &quot;&quot;label&quot;&quot;: &quot;&quot;&quot;&amp;[.A18]&amp;&quot;&quot;&quot;,  &quot;&quot;active&quot;&quot;: true,  &quot;&quot;moved&quot;&quot;: &quot;&amp;[.H18]&amp;&quot; },&quot;" office:value-type="string" office:string-value="{ &quot;quadrant&quot;: 2, &quot;ring&quot;: 2, &quot;label&quot;: &quot;Rust&quot;,  &quot;active&quot;: true,  &quot;moved&quot;: 0 }," calcext:value-type="string">
            <text:p>{ "quadrant": 2, "ring": 2, "label": "Rust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lutter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19];[$MAP.$D$2:.$E$5];2;0)" office:value-type="float" office:value="2" calcext:value-type="float">
            <text:p>2</text:p>
          </table:table-cell>
          <table:table-cell table:formula="of:=VLOOKUP([.C19];[$MAP.$A$2:.$B$5];2;0)" office:value-type="float" office:value="0" calcext:value-type="float">
            <text:p>0</text:p>
          </table:table-cell>
          <table:table-cell table:formula="of:=VLOOKUP([.D19];[$MAP.$G$2:.$H$4];2;0)" office:value-type="float" office:value="0" calcext:value-type="float">
            <text:p>0</text:p>
          </table:table-cell>
          <table:table-cell table:formula="of:=&quot;{ &quot;&quot;quadrant&quot;&quot;: &quot;&amp;[.F19]&amp;&quot;, &quot;&quot;ring&quot;&quot;: &quot;&amp;[.G19]&amp;&quot;, &quot;&quot;label&quot;&quot;: &quot;&quot;&quot;&amp;[.A19]&amp;&quot;&quot;&quot;,  &quot;&quot;active&quot;&quot;: true,  &quot;&quot;moved&quot;&quot;: &quot;&amp;[.H19]&amp;&quot; },&quot;" office:value-type="string" office:string-value="{ &quot;quadrant&quot;: 2, &quot;ring&quot;: 0, &quot;label&quot;: &quot;Flutter&quot;,  &quot;active&quot;: true,  &quot;moved&quot;: 0 }," calcext:value-type="string">
            <text:p>{ "quadrant": 2, "ring": 0, "label": "Flutter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xpressJs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-</text:p>
          </table:table-cell>
          <table:table-cell/>
          <table:table-cell table:formula="of:=VLOOKUP([.B20];[$MAP.$D$2:.$E$5];2;0)" office:value-type="float" office:value="2" calcext:value-type="float">
            <text:p>2</text:p>
          </table:table-cell>
          <table:table-cell table:formula="of:=VLOOKUP([.C20];[$MAP.$A$2:.$B$5];2;0)" office:value-type="float" office:value="1" calcext:value-type="float">
            <text:p>1</text:p>
          </table:table-cell>
          <table:table-cell table:formula="of:=VLOOKUP([.D20];[$MAP.$G$2:.$H$4];2;0)" office:value-type="float" office:value="0" calcext:value-type="float">
            <text:p>0</text:p>
          </table:table-cell>
          <table:table-cell table:formula="of:=&quot;{ &quot;&quot;quadrant&quot;&quot;: &quot;&amp;[.F20]&amp;&quot;, &quot;&quot;ring&quot;&quot;: &quot;&amp;[.G20]&amp;&quot;, &quot;&quot;label&quot;&quot;: &quot;&quot;&quot;&amp;[.A20]&amp;&quot;&quot;&quot;,  &quot;&quot;active&quot;&quot;: true,  &quot;&quot;moved&quot;&quot;: &quot;&amp;[.H20]&amp;&quot; },&quot;" office:value-type="string" office:string-value="{ &quot;quadrant&quot;: 2, &quot;ring&quot;: 1, &quot;label&quot;: &quot;ExpressJs&quot;,  &quot;active&quot;: true,  &quot;moved&quot;: 0 }," calcext:value-type="string">
            <text:p>{ "quadrant": 2, "ring": 1, "label": "ExpressJs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AngularJS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-</text:p>
          </table:table-cell>
          <table:table-cell/>
          <table:table-cell table:formula="of:=VLOOKUP([.B21];[$MAP.$D$2:.$E$5];2;0)" office:value-type="float" office:value="2" calcext:value-type="float">
            <text:p>2</text:p>
          </table:table-cell>
          <table:table-cell table:formula="of:=VLOOKUP([.C21];[$MAP.$A$2:.$B$5];2;0)" office:value-type="float" office:value="1" calcext:value-type="float">
            <text:p>1</text:p>
          </table:table-cell>
          <table:table-cell table:formula="of:=VLOOKUP([.D21];[$MAP.$G$2:.$H$4];2;0)" office:value-type="float" office:value="0" calcext:value-type="float">
            <text:p>0</text:p>
          </table:table-cell>
          <table:table-cell table:formula="of:=&quot;{ &quot;&quot;quadrant&quot;&quot;: &quot;&amp;[.F21]&amp;&quot;, &quot;&quot;ring&quot;&quot;: &quot;&amp;[.G21]&amp;&quot;, &quot;&quot;label&quot;&quot;: &quot;&quot;&quot;&amp;[.A21]&amp;&quot;&quot;&quot;,  &quot;&quot;active&quot;&quot;: true,  &quot;&quot;moved&quot;&quot;: &quot;&amp;[.H21]&amp;&quot; },&quot;" office:value-type="string" office:string-value="{ &quot;quadrant&quot;: 2, &quot;ring&quot;: 1, &quot;label&quot;: &quot;AngularJS&quot;,  &quot;active&quot;: true,  &quot;moved&quot;: 0 }," calcext:value-type="string">
            <text:p>{ "quadrant": 2, "ring": 1, "label": "AngularJS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Node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22];[$MAP.$D$2:.$E$5];2;0)" office:value-type="float" office:value="2" calcext:value-type="float">
            <text:p>2</text:p>
          </table:table-cell>
          <table:table-cell table:formula="of:=VLOOKUP([.C22];[$MAP.$A$2:.$B$5];2;0)" office:value-type="float" office:value="0" calcext:value-type="float">
            <text:p>0</text:p>
          </table:table-cell>
          <table:table-cell table:formula="of:=VLOOKUP([.D22];[$MAP.$G$2:.$H$4];2;0)" office:value-type="float" office:value="0" calcext:value-type="float">
            <text:p>0</text:p>
          </table:table-cell>
          <table:table-cell table:formula="of:=&quot;{ &quot;&quot;quadrant&quot;&quot;: &quot;&amp;[.F22]&amp;&quot;, &quot;&quot;ring&quot;&quot;: &quot;&amp;[.G22]&amp;&quot;, &quot;&quot;label&quot;&quot;: &quot;&quot;&quot;&amp;[.A22]&amp;&quot;&quot;&quot;,  &quot;&quot;active&quot;&quot;: true,  &quot;&quot;moved&quot;&quot;: &quot;&amp;[.H22]&amp;&quot; },&quot;" office:value-type="string" office:string-value="{ &quot;quadrant&quot;: 2, &quot;ring&quot;: 0, &quot;label&quot;: &quot;Node&quot;,  &quot;active&quot;: true,  &quot;moved&quot;: 0 }," calcext:value-type="string">
            <text:p>{ "quadrant": 2, "ring": 0, "label": "Node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NextsJS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23];[$MAP.$D$2:.$E$5];2;0)" office:value-type="float" office:value="2" calcext:value-type="float">
            <text:p>2</text:p>
          </table:table-cell>
          <table:table-cell table:formula="of:=VLOOKUP([.C23];[$MAP.$A$2:.$B$5];2;0)" office:value-type="float" office:value="0" calcext:value-type="float">
            <text:p>0</text:p>
          </table:table-cell>
          <table:table-cell table:formula="of:=VLOOKUP([.D23];[$MAP.$G$2:.$H$4];2;0)" office:value-type="float" office:value="0" calcext:value-type="float">
            <text:p>0</text:p>
          </table:table-cell>
          <table:table-cell table:formula="of:=&quot;{ &quot;&quot;quadrant&quot;&quot;: &quot;&amp;[.F23]&amp;&quot;, &quot;&quot;ring&quot;&quot;: &quot;&amp;[.G23]&amp;&quot;, &quot;&quot;label&quot;&quot;: &quot;&quot;&quot;&amp;[.A23]&amp;&quot;&quot;&quot;,  &quot;&quot;active&quot;&quot;: true,  &quot;&quot;moved&quot;&quot;: &quot;&amp;[.H23]&amp;&quot; },&quot;" office:value-type="string" office:string-value="{ &quot;quadrant&quot;: 2, &quot;ring&quot;: 0, &quot;label&quot;: &quot;NextsJS&quot;,  &quot;active&quot;: true,  &quot;moved&quot;: 0 }," calcext:value-type="string">
            <text:p>{ "quadrant": 2, "ring": 0, "label": "NextsJS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NestJS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-</text:p>
          </table:table-cell>
          <table:table-cell/>
          <table:table-cell table:formula="of:=VLOOKUP([.B24];[$MAP.$D$2:.$E$5];2;0)" office:value-type="float" office:value="2" calcext:value-type="float">
            <text:p>2</text:p>
          </table:table-cell>
          <table:table-cell table:formula="of:=VLOOKUP([.C24];[$MAP.$A$2:.$B$5];2;0)" office:value-type="float" office:value="2" calcext:value-type="float">
            <text:p>2</text:p>
          </table:table-cell>
          <table:table-cell table:formula="of:=VLOOKUP([.D24];[$MAP.$G$2:.$H$4];2;0)" office:value-type="float" office:value="0" calcext:value-type="float">
            <text:p>0</text:p>
          </table:table-cell>
          <table:table-cell table:formula="of:=&quot;{ &quot;&quot;quadrant&quot;&quot;: &quot;&amp;[.F24]&amp;&quot;, &quot;&quot;ring&quot;&quot;: &quot;&amp;[.G24]&amp;&quot;, &quot;&quot;label&quot;&quot;: &quot;&quot;&quot;&amp;[.A24]&amp;&quot;&quot;&quot;,  &quot;&quot;active&quot;&quot;: true,  &quot;&quot;moved&quot;&quot;: &quot;&amp;[.H24]&amp;&quot; },&quot;" office:value-type="string" office:string-value="{ &quot;quadrant&quot;: 2, &quot;ring&quot;: 2, &quot;label&quot;: &quot;NestJS&quot;,  &quot;active&quot;: true,  &quot;moved&quot;: 0 }," calcext:value-type="string">
            <text:p>{ "quadrant": 2, "ring": 2, "label": "NestJS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ypeScript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25];[$MAP.$D$2:.$E$5];2;0)" office:value-type="float" office:value="2" calcext:value-type="float">
            <text:p>2</text:p>
          </table:table-cell>
          <table:table-cell table:formula="of:=VLOOKUP([.C25];[$MAP.$A$2:.$B$5];2;0)" office:value-type="float" office:value="0" calcext:value-type="float">
            <text:p>0</text:p>
          </table:table-cell>
          <table:table-cell table:formula="of:=VLOOKUP([.D25];[$MAP.$G$2:.$H$4];2;0)" office:value-type="float" office:value="0" calcext:value-type="float">
            <text:p>0</text:p>
          </table:table-cell>
          <table:table-cell table:formula="of:=&quot;{ &quot;&quot;quadrant&quot;&quot;: &quot;&amp;[.F25]&amp;&quot;, &quot;&quot;ring&quot;&quot;: &quot;&amp;[.G25]&amp;&quot;, &quot;&quot;label&quot;&quot;: &quot;&quot;&quot;&amp;[.A25]&amp;&quot;&quot;&quot;,  &quot;&quot;active&quot;&quot;: true,  &quot;&quot;moved&quot;&quot;: &quot;&amp;[.H25]&amp;&quot; },&quot;" office:value-type="string" office:string-value="{ &quot;quadrant&quot;: 2, &quot;ring&quot;: 0, &quot;label&quot;: &quot;TypeScript&quot;,  &quot;active&quot;: true,  &quot;moved&quot;: 0 }," calcext:value-type="string">
            <text:p>{ "quadrant": 2, "ring": 0, "label": "TypeScript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HP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26];[$MAP.$D$2:.$E$5];2;0)" office:value-type="float" office:value="2" calcext:value-type="float">
            <text:p>2</text:p>
          </table:table-cell>
          <table:table-cell table:formula="of:=VLOOKUP([.C26];[$MAP.$A$2:.$B$5];2;0)" office:value-type="float" office:value="0" calcext:value-type="float">
            <text:p>0</text:p>
          </table:table-cell>
          <table:table-cell table:formula="of:=VLOOKUP([.D26];[$MAP.$G$2:.$H$4];2;0)" office:value-type="float" office:value="0" calcext:value-type="float">
            <text:p>0</text:p>
          </table:table-cell>
          <table:table-cell table:formula="of:=&quot;{ &quot;&quot;quadrant&quot;&quot;: &quot;&amp;[.F26]&amp;&quot;, &quot;&quot;ring&quot;&quot;: &quot;&amp;[.G26]&amp;&quot;, &quot;&quot;label&quot;&quot;: &quot;&quot;&quot;&amp;[.A26]&amp;&quot;&quot;&quot;,  &quot;&quot;active&quot;&quot;: true,  &quot;&quot;moved&quot;&quot;: &quot;&amp;[.H26]&amp;&quot; },&quot;" office:value-type="string" office:string-value="{ &quot;quadrant&quot;: 2, &quot;ring&quot;: 0, &quot;label&quot;: &quot;PHP&quot;,  &quot;active&quot;: true,  &quot;moved&quot;: 0 }," calcext:value-type="string">
            <text:p>{ "quadrant": 2, "ring": 0, "label": "PHP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ython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27];[$MAP.$D$2:.$E$5];2;0)" office:value-type="float" office:value="2" calcext:value-type="float">
            <text:p>2</text:p>
          </table:table-cell>
          <table:table-cell table:formula="of:=VLOOKUP([.C27];[$MAP.$A$2:.$B$5];2;0)" office:value-type="float" office:value="0" calcext:value-type="float">
            <text:p>0</text:p>
          </table:table-cell>
          <table:table-cell table:formula="of:=VLOOKUP([.D27];[$MAP.$G$2:.$H$4];2;0)" office:value-type="float" office:value="0" calcext:value-type="float">
            <text:p>0</text:p>
          </table:table-cell>
          <table:table-cell table:formula="of:=&quot;{ &quot;&quot;quadrant&quot;&quot;: &quot;&amp;[.F27]&amp;&quot;, &quot;&quot;ring&quot;&quot;: &quot;&amp;[.G27]&amp;&quot;, &quot;&quot;label&quot;&quot;: &quot;&quot;&quot;&amp;[.A27]&amp;&quot;&quot;&quot;,  &quot;&quot;active&quot;&quot;: true,  &quot;&quot;moved&quot;&quot;: &quot;&amp;[.H27]&amp;&quot; },&quot;" office:value-type="string" office:string-value="{ &quot;quadrant&quot;: 2, &quot;ring&quot;: 0, &quot;label&quot;: &quot;Python&quot;,  &quot;active&quot;: true,  &quot;moved&quot;: 0 }," calcext:value-type="string">
            <text:p>{ "quadrant": 2, "ring": 0, "label": "Python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ymphony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-</text:p>
          </table:table-cell>
          <table:table-cell/>
          <table:table-cell table:formula="of:=VLOOKUP([.B28];[$MAP.$D$2:.$E$5];2;0)" office:value-type="float" office:value="2" calcext:value-type="float">
            <text:p>2</text:p>
          </table:table-cell>
          <table:table-cell table:formula="of:=VLOOKUP([.C28];[$MAP.$A$2:.$B$5];2;0)" office:value-type="float" office:value="2" calcext:value-type="float">
            <text:p>2</text:p>
          </table:table-cell>
          <table:table-cell table:formula="of:=VLOOKUP([.D28];[$MAP.$G$2:.$H$4];2;0)" office:value-type="float" office:value="0" calcext:value-type="float">
            <text:p>0</text:p>
          </table:table-cell>
          <table:table-cell table:formula="of:=&quot;{ &quot;&quot;quadrant&quot;&quot;: &quot;&amp;[.F28]&amp;&quot;, &quot;&quot;ring&quot;&quot;: &quot;&amp;[.G28]&amp;&quot;, &quot;&quot;label&quot;&quot;: &quot;&quot;&quot;&amp;[.A28]&amp;&quot;&quot;&quot;,  &quot;&quot;active&quot;&quot;: true,  &quot;&quot;moved&quot;&quot;: &quot;&amp;[.H28]&amp;&quot; },&quot;" office:value-type="string" office:string-value="{ &quot;quadrant&quot;: 2, &quot;ring&quot;: 2, &quot;label&quot;: &quot;Symphony&quot;,  &quot;active&quot;: true,  &quot;moved&quot;: 0 }," calcext:value-type="string">
            <text:p>{ "quadrant": 2, "ring": 2, "label": "Symphony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#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-</text:p>
          </table:table-cell>
          <table:table-cell/>
          <table:table-cell table:formula="of:=VLOOKUP([.B29];[$MAP.$D$2:.$E$5];2;0)" office:value-type="float" office:value="2" calcext:value-type="float">
            <text:p>2</text:p>
          </table:table-cell>
          <table:table-cell table:formula="of:=VLOOKUP([.C29];[$MAP.$A$2:.$B$5];2;0)" office:value-type="float" office:value="3" calcext:value-type="float">
            <text:p>3</text:p>
          </table:table-cell>
          <table:table-cell table:formula="of:=VLOOKUP([.D29];[$MAP.$G$2:.$H$4];2;0)" office:value-type="float" office:value="0" calcext:value-type="float">
            <text:p>0</text:p>
          </table:table-cell>
          <table:table-cell table:formula="of:=&quot;{ &quot;&quot;quadrant&quot;&quot;: &quot;&amp;[.F29]&amp;&quot;, &quot;&quot;ring&quot;&quot;: &quot;&amp;[.G29]&amp;&quot;, &quot;&quot;label&quot;&quot;: &quot;&quot;&quot;&amp;[.A29]&amp;&quot;&quot;&quot;,  &quot;&quot;active&quot;&quot;: true,  &quot;&quot;moved&quot;&quot;: &quot;&amp;[.H29]&amp;&quot; },&quot;" office:value-type="string" office:string-value="{ &quot;quadrant&quot;: 2, &quot;ring&quot;: 3, &quot;label&quot;: &quot;C#&quot;,  &quot;active&quot;: true,  &quot;moved&quot;: 0 }," calcext:value-type="string">
            <text:p>{ "quadrant": 2, "ring": 3, "label": "C#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++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-</text:p>
          </table:table-cell>
          <table:table-cell/>
          <table:table-cell table:formula="of:=VLOOKUP([.B30];[$MAP.$D$2:.$E$5];2;0)" office:value-type="float" office:value="2" calcext:value-type="float">
            <text:p>2</text:p>
          </table:table-cell>
          <table:table-cell table:formula="of:=VLOOKUP([.C30];[$MAP.$A$2:.$B$5];2;0)" office:value-type="float" office:value="3" calcext:value-type="float">
            <text:p>3</text:p>
          </table:table-cell>
          <table:table-cell table:formula="of:=VLOOKUP([.D30];[$MAP.$G$2:.$H$4];2;0)" office:value-type="float" office:value="0" calcext:value-type="float">
            <text:p>0</text:p>
          </table:table-cell>
          <table:table-cell table:formula="of:=&quot;{ &quot;&quot;quadrant&quot;&quot;: &quot;&amp;[.F30]&amp;&quot;, &quot;&quot;ring&quot;&quot;: &quot;&amp;[.G30]&amp;&quot;, &quot;&quot;label&quot;&quot;: &quot;&quot;&quot;&amp;[.A30]&amp;&quot;&quot;&quot;,  &quot;&quot;active&quot;&quot;: true,  &quot;&quot;moved&quot;&quot;: &quot;&amp;[.H30]&amp;&quot; },&quot;" office:value-type="string" office:string-value="{ &quot;quadrant&quot;: 2, &quot;ring&quot;: 3, &quot;label&quot;: &quot;C++&quot;,  &quot;active&quot;: true,  &quot;moved&quot;: 0 }," calcext:value-type="string">
            <text:p>{ "quadrant": 2, "ring": 3, "label": "C++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-</text:p>
          </table:table-cell>
          <table:table-cell/>
          <table:table-cell table:formula="of:=VLOOKUP([.B31];[$MAP.$D$2:.$E$5];2;0)" office:value-type="float" office:value="2" calcext:value-type="float">
            <text:p>2</text:p>
          </table:table-cell>
          <table:table-cell table:formula="of:=VLOOKUP([.C31];[$MAP.$A$2:.$B$5];2;0)" office:value-type="float" office:value="3" calcext:value-type="float">
            <text:p>3</text:p>
          </table:table-cell>
          <table:table-cell table:formula="of:=VLOOKUP([.D31];[$MAP.$G$2:.$H$4];2;0)" office:value-type="float" office:value="0" calcext:value-type="float">
            <text:p>0</text:p>
          </table:table-cell>
          <table:table-cell table:formula="of:=&quot;{ &quot;&quot;quadrant&quot;&quot;: &quot;&amp;[.F31]&amp;&quot;, &quot;&quot;ring&quot;&quot;: &quot;&amp;[.G31]&amp;&quot;, &quot;&quot;label&quot;&quot;: &quot;&quot;&quot;&amp;[.A31]&amp;&quot;&quot;&quot;,  &quot;&quot;active&quot;&quot;: true,  &quot;&quot;moved&quot;&quot;: &quot;&amp;[.H31]&amp;&quot; },&quot;" office:value-type="string" office:string-value="{ &quot;quadrant&quot;: 2, &quot;ring&quot;: 3, &quot;label&quot;: &quot;C&quot;,  &quot;active&quot;: true,  &quot;moved&quot;: 0 }," calcext:value-type="string">
            <text:p>{ "quadrant": 2, "ring": 3, "label": "C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Cobol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-</text:p>
          </table:table-cell>
          <table:table-cell/>
          <table:table-cell table:formula="of:=VLOOKUP([.B32];[$MAP.$D$2:.$E$5];2;0)" office:value-type="float" office:value="2" calcext:value-type="float">
            <text:p>2</text:p>
          </table:table-cell>
          <table:table-cell table:formula="of:=VLOOKUP([.C32];[$MAP.$A$2:.$B$5];2;0)" office:value-type="float" office:value="3" calcext:value-type="float">
            <text:p>3</text:p>
          </table:table-cell>
          <table:table-cell table:formula="of:=VLOOKUP([.D32];[$MAP.$G$2:.$H$4];2;0)" office:value-type="float" office:value="0" calcext:value-type="float">
            <text:p>0</text:p>
          </table:table-cell>
          <table:table-cell table:formula="of:=&quot;{ &quot;&quot;quadrant&quot;&quot;: &quot;&amp;[.F32]&amp;&quot;, &quot;&quot;ring&quot;&quot;: &quot;&amp;[.G32]&amp;&quot;, &quot;&quot;label&quot;&quot;: &quot;&quot;&quot;&amp;[.A32]&amp;&quot;&quot;&quot;,  &quot;&quot;active&quot;&quot;: true,  &quot;&quot;moved&quot;&quot;: &quot;&amp;[.H32]&amp;&quot; },&quot;" office:value-type="string" office:string-value="{ &quot;quadrant&quot;: 2, &quot;ring&quot;: 3, &quot;label&quot;: &quot;Cobol&quot;,  &quot;active&quot;: true,  &quot;moved&quot;: 0 }," calcext:value-type="string">
            <text:p>{ "quadrant": 2, "ring": 3, "label": "Cobol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actJS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33];[$MAP.$D$2:.$E$5];2;0)" office:value-type="float" office:value="2" calcext:value-type="float">
            <text:p>2</text:p>
          </table:table-cell>
          <table:table-cell table:formula="of:=VLOOKUP([.C33];[$MAP.$A$2:.$B$5];2;0)" office:value-type="float" office:value="0" calcext:value-type="float">
            <text:p>0</text:p>
          </table:table-cell>
          <table:table-cell table:formula="of:=VLOOKUP([.D33];[$MAP.$G$2:.$H$4];2;0)" office:value-type="float" office:value="0" calcext:value-type="float">
            <text:p>0</text:p>
          </table:table-cell>
          <table:table-cell table:formula="of:=&quot;{ &quot;&quot;quadrant&quot;&quot;: &quot;&amp;[.F33]&amp;&quot;, &quot;&quot;ring&quot;&quot;: &quot;&amp;[.G33]&amp;&quot;, &quot;&quot;label&quot;&quot;: &quot;&quot;&quot;&amp;[.A33]&amp;&quot;&quot;&quot;,  &quot;&quot;active&quot;&quot;: true,  &quot;&quot;moved&quot;&quot;: &quot;&amp;[.H33]&amp;&quot; },&quot;" office:value-type="string" office:string-value="{ &quot;quadrant&quot;: 2, &quot;ring&quot;: 0, &quot;label&quot;: &quot;ReactJS&quot;,  &quot;active&quot;: true,  &quot;moved&quot;: 0 }," calcext:value-type="string">
            <text:p>{ "quadrant": 2, "ring": 0, "label": "ReactJS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JavaScript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34];[$MAP.$D$2:.$E$5];2;0)" office:value-type="float" office:value="2" calcext:value-type="float">
            <text:p>2</text:p>
          </table:table-cell>
          <table:table-cell table:formula="of:=VLOOKUP([.C34];[$MAP.$A$2:.$B$5];2;0)" office:value-type="float" office:value="0" calcext:value-type="float">
            <text:p>0</text:p>
          </table:table-cell>
          <table:table-cell table:formula="of:=VLOOKUP([.D34];[$MAP.$G$2:.$H$4];2;0)" office:value-type="float" office:value="0" calcext:value-type="float">
            <text:p>0</text:p>
          </table:table-cell>
          <table:table-cell table:formula="of:=&quot;{ &quot;&quot;quadrant&quot;&quot;: &quot;&amp;[.F34]&amp;&quot;, &quot;&quot;ring&quot;&quot;: &quot;&amp;[.G34]&amp;&quot;, &quot;&quot;label&quot;&quot;: &quot;&quot;&quot;&amp;[.A34]&amp;&quot;&quot;&quot;,  &quot;&quot;active&quot;&quot;: true,  &quot;&quot;moved&quot;&quot;: &quot;&amp;[.H34]&amp;&quot; },&quot;" office:value-type="string" office:string-value="{ &quot;quadrant&quot;: 2, &quot;ring&quot;: 0, &quot;label&quot;: &quot;JavaScript&quot;,  &quot;active&quot;: true,  &quot;moved&quot;: 0 }," calcext:value-type="string">
            <text:p>{ "quadrant": 2, "ring": 0, "label": "JavaScript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Kotlin</text:p>
          </table:table-cell>
          <table:table-cell table:style-name="ce49" office:value-type="string" calcext:value-type="string">
            <text:p>Languages &amp; Frameworks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35];[$MAP.$D$2:.$E$5];2;0)" office:value-type="float" office:value="2" calcext:value-type="float">
            <text:p>2</text:p>
          </table:table-cell>
          <table:table-cell table:formula="of:=VLOOKUP([.C35];[$MAP.$A$2:.$B$5];2;0)" office:value-type="float" office:value="0" calcext:value-type="float">
            <text:p>0</text:p>
          </table:table-cell>
          <table:table-cell table:formula="of:=VLOOKUP([.D35];[$MAP.$G$2:.$H$4];2;0)" office:value-type="float" office:value="0" calcext:value-type="float">
            <text:p>0</text:p>
          </table:table-cell>
          <table:table-cell table:formula="of:=&quot;{ &quot;&quot;quadrant&quot;&quot;: &quot;&amp;[.F35]&amp;&quot;, &quot;&quot;ring&quot;&quot;: &quot;&amp;[.G35]&amp;&quot;, &quot;&quot;label&quot;&quot;: &quot;&quot;&quot;&amp;[.A35]&amp;&quot;&quot;&quot;,  &quot;&quot;active&quot;&quot;: true,  &quot;&quot;moved&quot;&quot;: &quot;&amp;[.H35]&amp;&quot; },&quot;" office:value-type="string" office:string-value="{ &quot;quadrant&quot;: 2, &quot;ring&quot;: 0, &quot;label&quot;: &quot;Kotlin&quot;,  &quot;active&quot;: true,  &quot;moved&quot;: 0 }," calcext:value-type="string">
            <text:p>{ "quadrant": 2, "ring": 0, "label": "Kotlin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ataflo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-</text:p>
          </table:table-cell>
          <table:table-cell/>
          <table:table-cell table:formula="of:=VLOOKUP([.B36];[$MAP.$D$2:.$E$5];2;0)" office:value-type="float" office:value="1" calcext:value-type="float">
            <text:p>1</text:p>
          </table:table-cell>
          <table:table-cell table:formula="of:=VLOOKUP([.C36];[$MAP.$A$2:.$B$5];2;0)" office:value-type="float" office:value="2" calcext:value-type="float">
            <text:p>2</text:p>
          </table:table-cell>
          <table:table-cell table:formula="of:=VLOOKUP([.D36];[$MAP.$G$2:.$H$4];2;0)" office:value-type="float" office:value="0" calcext:value-type="float">
            <text:p>0</text:p>
          </table:table-cell>
          <table:table-cell table:formula="of:=&quot;{ &quot;&quot;quadrant&quot;&quot;: &quot;&amp;[.F36]&amp;&quot;, &quot;&quot;ring&quot;&quot;: &quot;&amp;[.G36]&amp;&quot;, &quot;&quot;label&quot;&quot;: &quot;&quot;&quot;&amp;[.A36]&amp;&quot;&quot;&quot;,  &quot;&quot;active&quot;&quot;: true,  &quot;&quot;moved&quot;&quot;: &quot;&amp;[.H36]&amp;&quot; },&quot;" office:value-type="string" office:string-value="{ &quot;quadrant&quot;: 1, &quot;ring&quot;: 2, &quot;label&quot;: &quot;Dataflow&quot;,  &quot;active&quot;: true,  &quot;moved&quot;: 0 }," calcext:value-type="string">
            <text:p>{ "quadrant": 1, "ring": 2, "label": "Dataflow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len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37];[$MAP.$D$2:.$E$5];2;0)" office:value-type="float" office:value="1" calcext:value-type="float">
            <text:p>1</text:p>
          </table:table-cell>
          <table:table-cell table:formula="of:=VLOOKUP([.C37];[$MAP.$A$2:.$B$5];2;0)" office:value-type="float" office:value="0" calcext:value-type="float">
            <text:p>0</text:p>
          </table:table-cell>
          <table:table-cell table:formula="of:=VLOOKUP([.D37];[$MAP.$G$2:.$H$4];2;0)" office:value-type="float" office:value="0" calcext:value-type="float">
            <text:p>0</text:p>
          </table:table-cell>
          <table:table-cell table:formula="of:=&quot;{ &quot;&quot;quadrant&quot;&quot;: &quot;&amp;[.F37]&amp;&quot;, &quot;&quot;ring&quot;&quot;: &quot;&amp;[.G37]&amp;&quot;, &quot;&quot;label&quot;&quot;: &quot;&quot;&quot;&amp;[.A37]&amp;&quot;&quot;&quot;,  &quot;&quot;active&quot;&quot;: true,  &quot;&quot;moved&quot;&quot;: &quot;&amp;[.H37]&amp;&quot; },&quot;" office:value-type="string" office:string-value="{ &quot;quadrant&quot;: 1, &quot;ring&quot;: 0, &quot;label&quot;: &quot;Talend&quot;,  &quot;active&quot;: true,  &quot;moved&quot;: 0 }," calcext:value-type="string">
            <text:p>{ "quadrant": 1, "ring": 0, "label": "Talend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DI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38];[$MAP.$D$2:.$E$5];2;0)" office:value-type="float" office:value="1" calcext:value-type="float">
            <text:p>1</text:p>
          </table:table-cell>
          <table:table-cell table:formula="of:=VLOOKUP([.C38];[$MAP.$A$2:.$B$5];2;0)" office:value-type="float" office:value="0" calcext:value-type="float">
            <text:p>0</text:p>
          </table:table-cell>
          <table:table-cell table:formula="of:=VLOOKUP([.D38];[$MAP.$G$2:.$H$4];2;0)" office:value-type="float" office:value="0" calcext:value-type="float">
            <text:p>0</text:p>
          </table:table-cell>
          <table:table-cell table:formula="of:=&quot;{ &quot;&quot;quadrant&quot;&quot;: &quot;&amp;[.F38]&amp;&quot;, &quot;&quot;ring&quot;&quot;: &quot;&amp;[.G38]&amp;&quot;, &quot;&quot;label&quot;&quot;: &quot;&quot;&quot;&amp;[.A38]&amp;&quot;&quot;&quot;,  &quot;&quot;active&quot;&quot;: true,  &quot;&quot;moved&quot;&quot;: &quot;&amp;[.H38]&amp;&quot; },&quot;" office:value-type="string" office:string-value="{ &quot;quadrant&quot;: 1, &quot;ring&quot;: 0, &quot;label&quot;: &quot;ODI&quot;,  &quot;active&quot;: true,  &quot;moved&quot;: 0 }," calcext:value-type="string">
            <text:p>{ "quadrant": 1, "ring": 0, "label": "ODI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ataflow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-</text:p>
          </table:table-cell>
          <table:table-cell/>
          <table:table-cell table:formula="of:=VLOOKUP([.B39];[$MAP.$D$2:.$E$5];2;0)" office:value-type="float" office:value="1" calcext:value-type="float">
            <text:p>1</text:p>
          </table:table-cell>
          <table:table-cell table:formula="of:=VLOOKUP([.C39];[$MAP.$A$2:.$B$5];2;0)" office:value-type="float" office:value="1" calcext:value-type="float">
            <text:p>1</text:p>
          </table:table-cell>
          <table:table-cell table:formula="of:=VLOOKUP([.D39];[$MAP.$G$2:.$H$4];2;0)" office:value-type="float" office:value="0" calcext:value-type="float">
            <text:p>0</text:p>
          </table:table-cell>
          <table:table-cell table:formula="of:=&quot;{ &quot;&quot;quadrant&quot;&quot;: &quot;&amp;[.F39]&amp;&quot;, &quot;&quot;ring&quot;&quot;: &quot;&amp;[.G39]&amp;&quot;, &quot;&quot;label&quot;&quot;: &quot;&quot;&quot;&amp;[.A39]&amp;&quot;&quot;&quot;,  &quot;&quot;active&quot;&quot;: true,  &quot;&quot;moved&quot;&quot;: &quot;&amp;[.H39]&amp;&quot; },&quot;" office:value-type="string" office:string-value="{ &quot;quadrant&quot;: 1, &quot;ring&quot;: 1, &quot;label&quot;: &quot;Dataflow&quot;,  &quot;active&quot;: true,  &quot;moved&quot;: 0 }," calcext:value-type="string">
            <text:p>{ "quadrant": 1, "ring": 1, "label": "Dataflow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alen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-</text:p>
          </table:table-cell>
          <table:table-cell/>
          <table:table-cell table:formula="of:=VLOOKUP([.B40];[$MAP.$D$2:.$E$5];2;0)" office:value-type="float" office:value="1" calcext:value-type="float">
            <text:p>1</text:p>
          </table:table-cell>
          <table:table-cell table:formula="of:=VLOOKUP([.C40];[$MAP.$A$2:.$B$5];2;0)" office:value-type="float" office:value="1" calcext:value-type="float">
            <text:p>1</text:p>
          </table:table-cell>
          <table:table-cell table:formula="of:=VLOOKUP([.D40];[$MAP.$G$2:.$H$4];2;0)" office:value-type="float" office:value="0" calcext:value-type="float">
            <text:p>0</text:p>
          </table:table-cell>
          <table:table-cell table:formula="of:=&quot;{ &quot;&quot;quadrant&quot;&quot;: &quot;&amp;[.F40]&amp;&quot;, &quot;&quot;ring&quot;&quot;: &quot;&amp;[.G40]&amp;&quot;, &quot;&quot;label&quot;&quot;: &quot;&quot;&quot;&amp;[.A40]&amp;&quot;&quot;&quot;,  &quot;&quot;active&quot;&quot;: true,  &quot;&quot;moved&quot;&quot;: &quot;&amp;[.H40]&amp;&quot; },&quot;" office:value-type="string" office:string-value="{ &quot;quadrant&quot;: 1, &quot;ring&quot;: 1, &quot;label&quot;: &quot;Talend&quot;,  &quot;active&quot;: true,  &quot;moved&quot;: 0 }," calcext:value-type="string">
            <text:p>{ "quadrant": 1, "ring": 1, "label": "Talend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DI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-</text:p>
          </table:table-cell>
          <table:table-cell/>
          <table:table-cell table:formula="of:=VLOOKUP([.B41];[$MAP.$D$2:.$E$5];2;0)" office:value-type="float" office:value="1" calcext:value-type="float">
            <text:p>1</text:p>
          </table:table-cell>
          <table:table-cell table:formula="of:=VLOOKUP([.C41];[$MAP.$A$2:.$B$5];2;0)" office:value-type="float" office:value="1" calcext:value-type="float">
            <text:p>1</text:p>
          </table:table-cell>
          <table:table-cell table:formula="of:=VLOOKUP([.D41];[$MAP.$G$2:.$H$4];2;0)" office:value-type="float" office:value="0" calcext:value-type="float">
            <text:p>0</text:p>
          </table:table-cell>
          <table:table-cell table:formula="of:=&quot;{ &quot;&quot;quadrant&quot;&quot;: &quot;&amp;[.F41]&amp;&quot;, &quot;&quot;ring&quot;&quot;: &quot;&amp;[.G41]&amp;&quot;, &quot;&quot;label&quot;&quot;: &quot;&quot;&quot;&amp;[.A41]&amp;&quot;&quot;&quot;,  &quot;&quot;active&quot;&quot;: true,  &quot;&quot;moved&quot;&quot;: &quot;&amp;[.H41]&amp;&quot; },&quot;" office:value-type="string" office:string-value="{ &quot;quadrant&quot;: 1, &quot;ring&quot;: 1, &quot;label&quot;: &quot;ODI&quot;,  &quot;active&quot;: true,  &quot;moved&quot;: 0 }," calcext:value-type="string">
            <text:p>{ "quadrant": 1, "ring": 1, "label": "ODI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igQue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42];[$MAP.$D$2:.$E$5];2;0)" office:value-type="float" office:value="1" calcext:value-type="float">
            <text:p>1</text:p>
          </table:table-cell>
          <table:table-cell table:formula="of:=VLOOKUP([.C42];[$MAP.$A$2:.$B$5];2;0)" office:value-type="float" office:value="0" calcext:value-type="float">
            <text:p>0</text:p>
          </table:table-cell>
          <table:table-cell table:formula="of:=VLOOKUP([.D42];[$MAP.$G$2:.$H$4];2;0)" office:value-type="float" office:value="0" calcext:value-type="float">
            <text:p>0</text:p>
          </table:table-cell>
          <table:table-cell table:formula="of:=&quot;{ &quot;&quot;quadrant&quot;&quot;: &quot;&amp;[.F42]&amp;&quot;, &quot;&quot;ring&quot;&quot;: &quot;&amp;[.G42]&amp;&quot;, &quot;&quot;label&quot;&quot;: &quot;&quot;&quot;&amp;[.A42]&amp;&quot;&quot;&quot;,  &quot;&quot;active&quot;&quot;: true,  &quot;&quot;moved&quot;&quot;: &quot;&amp;[.H42]&amp;&quot; },&quot;" office:value-type="string" office:string-value="{ &quot;quadrant&quot;: 1, &quot;ring&quot;: 0, &quot;label&quot;: &quot;BigQuery&quot;,  &quot;active&quot;: true,  &quot;moved&quot;: 0 }," calcext:value-type="string">
            <text:p>{ "quadrant": 1, "ring": 0, "label": "BigQuery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ostgreSQ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43];[$MAP.$D$2:.$E$5];2;0)" office:value-type="float" office:value="1" calcext:value-type="float">
            <text:p>1</text:p>
          </table:table-cell>
          <table:table-cell table:formula="of:=VLOOKUP([.C43];[$MAP.$A$2:.$B$5];2;0)" office:value-type="float" office:value="0" calcext:value-type="float">
            <text:p>0</text:p>
          </table:table-cell>
          <table:table-cell table:formula="of:=VLOOKUP([.D43];[$MAP.$G$2:.$H$4];2;0)" office:value-type="float" office:value="0" calcext:value-type="float">
            <text:p>0</text:p>
          </table:table-cell>
          <table:table-cell table:formula="of:=&quot;{ &quot;&quot;quadrant&quot;&quot;: &quot;&amp;[.F43]&amp;&quot;, &quot;&quot;ring&quot;&quot;: &quot;&amp;[.G43]&amp;&quot;, &quot;&quot;label&quot;&quot;: &quot;&quot;&quot;&amp;[.A43]&amp;&quot;&quot;&quot;,  &quot;&quot;active&quot;&quot;: true,  &quot;&quot;moved&quot;&quot;: &quot;&amp;[.H43]&amp;&quot; },&quot;" office:value-type="string" office:string-value="{ &quot;quadrant&quot;: 1, &quot;ring&quot;: 0, &quot;label&quot;: &quot;PostgreSQL&quot;,  &quot;active&quot;: true,  &quot;moved&quot;: 0 }," calcext:value-type="string">
            <text:p>{ "quadrant": 1, "ring": 0, "label": "PostgreSQL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ariaD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44];[$MAP.$D$2:.$E$5];2;0)" office:value-type="float" office:value="1" calcext:value-type="float">
            <text:p>1</text:p>
          </table:table-cell>
          <table:table-cell table:formula="of:=VLOOKUP([.C44];[$MAP.$A$2:.$B$5];2;0)" office:value-type="float" office:value="0" calcext:value-type="float">
            <text:p>0</text:p>
          </table:table-cell>
          <table:table-cell table:formula="of:=VLOOKUP([.D44];[$MAP.$G$2:.$H$4];2;0)" office:value-type="float" office:value="0" calcext:value-type="float">
            <text:p>0</text:p>
          </table:table-cell>
          <table:table-cell table:formula="of:=&quot;{ &quot;&quot;quadrant&quot;&quot;: &quot;&amp;[.F44]&amp;&quot;, &quot;&quot;ring&quot;&quot;: &quot;&amp;[.G44]&amp;&quot;, &quot;&quot;label&quot;&quot;: &quot;&quot;&quot;&amp;[.A44]&amp;&quot;&quot;&quot;,  &quot;&quot;active&quot;&quot;: true,  &quot;&quot;moved&quot;&quot;: &quot;&amp;[.H44]&amp;&quot; },&quot;" office:value-type="string" office:string-value="{ &quot;quadrant&quot;: 1, &quot;ring&quot;: 0, &quot;label&quot;: &quot;MariaDb&quot;,  &quot;active&quot;: true,  &quot;moved&quot;: 0 }," calcext:value-type="string">
            <text:p>{ "quadrant": 1, "ring": 0, "label": "MariaDb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ySQ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45];[$MAP.$D$2:.$E$5];2;0)" office:value-type="float" office:value="1" calcext:value-type="float">
            <text:p>1</text:p>
          </table:table-cell>
          <table:table-cell table:formula="of:=VLOOKUP([.C45];[$MAP.$A$2:.$B$5];2;0)" office:value-type="float" office:value="0" calcext:value-type="float">
            <text:p>0</text:p>
          </table:table-cell>
          <table:table-cell table:formula="of:=VLOOKUP([.D45];[$MAP.$G$2:.$H$4];2;0)" office:value-type="float" office:value="0" calcext:value-type="float">
            <text:p>0</text:p>
          </table:table-cell>
          <table:table-cell table:formula="of:=&quot;{ &quot;&quot;quadrant&quot;&quot;: &quot;&amp;[.F45]&amp;&quot;, &quot;&quot;ring&quot;&quot;: &quot;&amp;[.G45]&amp;&quot;, &quot;&quot;label&quot;&quot;: &quot;&quot;&quot;&amp;[.A45]&amp;&quot;&quot;&quot;,  &quot;&quot;active&quot;&quot;: true,  &quot;&quot;moved&quot;&quot;: &quot;&amp;[.H45]&amp;&quot; },&quot;" office:value-type="string" office:string-value="{ &quot;quadrant&quot;: 1, &quot;ring&quot;: 0, &quot;label&quot;: &quot;MySQL&quot;,  &quot;active&quot;: true,  &quot;moved&quot;: 0 }," calcext:value-type="string">
            <text:p>{ "quadrant": 1, "ring": 0, "label": "MySQL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QL Serve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46];[$MAP.$D$2:.$E$5];2;0)" office:value-type="float" office:value="1" calcext:value-type="float">
            <text:p>1</text:p>
          </table:table-cell>
          <table:table-cell table:formula="of:=VLOOKUP([.C46];[$MAP.$A$2:.$B$5];2;0)" office:value-type="float" office:value="0" calcext:value-type="float">
            <text:p>0</text:p>
          </table:table-cell>
          <table:table-cell table:formula="of:=VLOOKUP([.D46];[$MAP.$G$2:.$H$4];2;0)" office:value-type="float" office:value="0" calcext:value-type="float">
            <text:p>0</text:p>
          </table:table-cell>
          <table:table-cell table:formula="of:=&quot;{ &quot;&quot;quadrant&quot;&quot;: &quot;&amp;[.F46]&amp;&quot;, &quot;&quot;ring&quot;&quot;: &quot;&amp;[.G46]&amp;&quot;, &quot;&quot;label&quot;&quot;: &quot;&quot;&quot;&amp;[.A46]&amp;&quot;&quot;&quot;,  &quot;&quot;active&quot;&quot;: true,  &quot;&quot;moved&quot;&quot;: &quot;&amp;[.H46]&amp;&quot; },&quot;" office:value-type="string" office:string-value="{ &quot;quadrant&quot;: 1, &quot;ring&quot;: 0, &quot;label&quot;: &quot;SQL Server&quot;,  &quot;active&quot;: true,  &quot;moved&quot;: 0 }," calcext:value-type="string">
            <text:p>{ "quadrant": 1, "ring": 0, "label": "SQL Server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-</text:p>
          </table:table-cell>
          <table:table-cell/>
          <table:table-cell table:formula="of:=VLOOKUP([.B47];[$MAP.$D$2:.$E$5];2;0)" office:value-type="float" office:value="1" calcext:value-type="float">
            <text:p>1</text:p>
          </table:table-cell>
          <table:table-cell table:formula="of:=VLOOKUP([.C47];[$MAP.$A$2:.$B$5];2;0)" office:value-type="float" office:value="3" calcext:value-type="float">
            <text:p>3</text:p>
          </table:table-cell>
          <table:table-cell table:formula="of:=VLOOKUP([.D47];[$MAP.$G$2:.$H$4];2;0)" office:value-type="float" office:value="0" calcext:value-type="float">
            <text:p>0</text:p>
          </table:table-cell>
          <table:table-cell table:formula="of:=&quot;{ &quot;&quot;quadrant&quot;&quot;: &quot;&amp;[.F47]&amp;&quot;, &quot;&quot;ring&quot;&quot;: &quot;&amp;[.G47]&amp;&quot;, &quot;&quot;label&quot;&quot;: &quot;&quot;&quot;&amp;[.A47]&amp;&quot;&quot;&quot;,  &quot;&quot;active&quot;&quot;: true,  &quot;&quot;moved&quot;&quot;: &quot;&amp;[.H47]&amp;&quot; },&quot;" office:value-type="string" office:string-value="{ &quot;quadrant&quot;: 1, &quot;ring&quot;: 3, &quot;label&quot;: &quot;Oracle&quot;,  &quot;active&quot;: true,  &quot;moved&quot;: 0 }," calcext:value-type="string">
            <text:p>{ "quadrant": 1, "ring": 3, "label": "Oracle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lasticSearch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48];[$MAP.$D$2:.$E$5];2;0)" office:value-type="float" office:value="1" calcext:value-type="float">
            <text:p>1</text:p>
          </table:table-cell>
          <table:table-cell table:formula="of:=VLOOKUP([.C48];[$MAP.$A$2:.$B$5];2;0)" office:value-type="float" office:value="0" calcext:value-type="float">
            <text:p>0</text:p>
          </table:table-cell>
          <table:table-cell table:formula="of:=VLOOKUP([.D48];[$MAP.$G$2:.$H$4];2;0)" office:value-type="float" office:value="0" calcext:value-type="float">
            <text:p>0</text:p>
          </table:table-cell>
          <table:table-cell table:formula="of:=&quot;{ &quot;&quot;quadrant&quot;&quot;: &quot;&amp;[.F48]&amp;&quot;, &quot;&quot;ring&quot;&quot;: &quot;&amp;[.G48]&amp;&quot;, &quot;&quot;label&quot;&quot;: &quot;&quot;&quot;&amp;[.A48]&amp;&quot;&quot;&quot;,  &quot;&quot;active&quot;&quot;: true,  &quot;&quot;moved&quot;&quot;: &quot;&amp;[.H48]&amp;&quot; },&quot;" office:value-type="string" office:string-value="{ &quot;quadrant&quot;: 1, &quot;ring&quot;: 0, &quot;label&quot;: &quot;ElasticSearch&quot;,  &quot;active&quot;: true,  &quot;moved&quot;: 0 }," calcext:value-type="string">
            <text:p>{ "quadrant": 1, "ring": 0, "label": "ElasticSearch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penSearch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-</text:p>
          </table:table-cell>
          <table:table-cell/>
          <table:table-cell table:formula="of:=VLOOKUP([.B49];[$MAP.$D$2:.$E$5];2;0)" office:value-type="float" office:value="1" calcext:value-type="float">
            <text:p>1</text:p>
          </table:table-cell>
          <table:table-cell table:formula="of:=VLOOKUP([.C49];[$MAP.$A$2:.$B$5];2;0)" office:value-type="float" office:value="1" calcext:value-type="float">
            <text:p>1</text:p>
          </table:table-cell>
          <table:table-cell table:formula="of:=VLOOKUP([.D49];[$MAP.$G$2:.$H$4];2;0)" office:value-type="float" office:value="0" calcext:value-type="float">
            <text:p>0</text:p>
          </table:table-cell>
          <table:table-cell table:formula="of:=&quot;{ &quot;&quot;quadrant&quot;&quot;: &quot;&amp;[.F49]&amp;&quot;, &quot;&quot;ring&quot;&quot;: &quot;&amp;[.G49]&amp;&quot;, &quot;&quot;label&quot;&quot;: &quot;&quot;&quot;&amp;[.A49]&amp;&quot;&quot;&quot;,  &quot;&quot;active&quot;&quot;: true,  &quot;&quot;moved&quot;&quot;: &quot;&amp;[.H49]&amp;&quot; },&quot;" office:value-type="string" office:string-value="{ &quot;quadrant&quot;: 1, &quot;ring&quot;: 1, &quot;label&quot;: &quot;OpenSearch&quot;,  &quot;active&quot;: true,  &quot;moved&quot;: 0 }," calcext:value-type="string">
            <text:p>{ "quadrant": 1, "ring": 1, "label": "OpenSearch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ondoDb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50];[$MAP.$D$2:.$E$5];2;0)" office:value-type="float" office:value="1" calcext:value-type="float">
            <text:p>1</text:p>
          </table:table-cell>
          <table:table-cell table:formula="of:=VLOOKUP([.C50];[$MAP.$A$2:.$B$5];2;0)" office:value-type="float" office:value="0" calcext:value-type="float">
            <text:p>0</text:p>
          </table:table-cell>
          <table:table-cell table:formula="of:=VLOOKUP([.D50];[$MAP.$G$2:.$H$4];2;0)" office:value-type="float" office:value="0" calcext:value-type="float">
            <text:p>0</text:p>
          </table:table-cell>
          <table:table-cell table:formula="of:=&quot;{ &quot;&quot;quadrant&quot;&quot;: &quot;&amp;[.F50]&amp;&quot;, &quot;&quot;ring&quot;&quot;: &quot;&amp;[.G50]&amp;&quot;, &quot;&quot;label&quot;&quot;: &quot;&quot;&quot;&amp;[.A50]&amp;&quot;&quot;&quot;,  &quot;&quot;active&quot;&quot;: true,  &quot;&quot;moved&quot;&quot;: &quot;&amp;[.H50]&amp;&quot; },&quot;" office:value-type="string" office:string-value="{ &quot;quadrant&quot;: 1, &quot;ring&quot;: 0, &quot;label&quot;: &quot;MondoDb&quot;,  &quot;active&quot;: true,  &quot;moved&quot;: 0 }," calcext:value-type="string">
            <text:p>{ "quadrant": 1, "ring": 0, "label": "MondoDb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WS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-</text:p>
          </table:table-cell>
          <table:table-cell/>
          <table:table-cell table:formula="of:=VLOOKUP([.B51];[$MAP.$D$2:.$E$5];2;0)" office:value-type="float" office:value="3" calcext:value-type="float">
            <text:p>3</text:p>
          </table:table-cell>
          <table:table-cell table:formula="of:=VLOOKUP([.C51];[$MAP.$A$2:.$B$5];2;0)" office:value-type="float" office:value="1" calcext:value-type="float">
            <text:p>1</text:p>
          </table:table-cell>
          <table:table-cell table:formula="of:=VLOOKUP([.D51];[$MAP.$G$2:.$H$4];2;0)" office:value-type="float" office:value="0" calcext:value-type="float">
            <text:p>0</text:p>
          </table:table-cell>
          <table:table-cell table:formula="of:=&quot;{ &quot;&quot;quadrant&quot;&quot;: &quot;&amp;[.F51]&amp;&quot;, &quot;&quot;ring&quot;&quot;: &quot;&amp;[.G51]&amp;&quot;, &quot;&quot;label&quot;&quot;: &quot;&quot;&quot;&amp;[.A51]&amp;&quot;&quot;&quot;,  &quot;&quot;active&quot;&quot;: true,  &quot;&quot;moved&quot;&quot;: &quot;&amp;[.H51]&amp;&quot; },&quot;" office:value-type="string" office:string-value="{ &quot;quadrant&quot;: 3, &quot;ring&quot;: 1, &quot;label&quot;: &quot;AWS&quot;,  &quot;active&quot;: true,  &quot;moved&quot;: 0 }," calcext:value-type="string">
            <text:p>{ "quadrant": 3, "ring": 1, "label": "AWS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HA-Proxy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-</text:p>
          </table:table-cell>
          <table:table-cell/>
          <table:table-cell table:formula="of:=VLOOKUP([.B52];[$MAP.$D$2:.$E$5];2;0)" office:value-type="float" office:value="3" calcext:value-type="float">
            <text:p>3</text:p>
          </table:table-cell>
          <table:table-cell table:formula="of:=VLOOKUP([.C52];[$MAP.$A$2:.$B$5];2;0)" office:value-type="float" office:value="1" calcext:value-type="float">
            <text:p>1</text:p>
          </table:table-cell>
          <table:table-cell table:formula="of:=VLOOKUP([.D52];[$MAP.$G$2:.$H$4];2;0)" office:value-type="float" office:value="0" calcext:value-type="float">
            <text:p>0</text:p>
          </table:table-cell>
          <table:table-cell table:formula="of:=&quot;{ &quot;&quot;quadrant&quot;&quot;: &quot;&amp;[.F52]&amp;&quot;, &quot;&quot;ring&quot;&quot;: &quot;&amp;[.G52]&amp;&quot;, &quot;&quot;label&quot;&quot;: &quot;&quot;&quot;&amp;[.A52]&amp;&quot;&quot;&quot;,  &quot;&quot;active&quot;&quot;: true,  &quot;&quot;moved&quot;&quot;: &quot;&amp;[.H52]&amp;&quot; },&quot;" office:value-type="string" office:string-value="{ &quot;quadrant&quot;: 3, &quot;ring&quot;: 1, &quot;label&quot;: &quot;HA-Proxy&quot;,  &quot;active&quot;: true,  &quot;moved&quot;: 0 }," calcext:value-type="string">
            <text:p>{ "quadrant": 3, "ring": 1, "label": "HA-Proxy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ZooKeeper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-</text:p>
          </table:table-cell>
          <table:table-cell/>
          <table:table-cell table:formula="of:=VLOOKUP([.B53];[$MAP.$D$2:.$E$5];2;0)" office:value-type="float" office:value="3" calcext:value-type="float">
            <text:p>3</text:p>
          </table:table-cell>
          <table:table-cell table:formula="of:=VLOOKUP([.C53];[$MAP.$A$2:.$B$5];2;0)" office:value-type="float" office:value="1" calcext:value-type="float">
            <text:p>1</text:p>
          </table:table-cell>
          <table:table-cell table:formula="of:=VLOOKUP([.D53];[$MAP.$G$2:.$H$4];2;0)" office:value-type="float" office:value="0" calcext:value-type="float">
            <text:p>0</text:p>
          </table:table-cell>
          <table:table-cell table:formula="of:=&quot;{ &quot;&quot;quadrant&quot;&quot;: &quot;&amp;[.F53]&amp;&quot;, &quot;&quot;ring&quot;&quot;: &quot;&amp;[.G53]&amp;&quot;, &quot;&quot;label&quot;&quot;: &quot;&quot;&quot;&amp;[.A53]&amp;&quot;&quot;&quot;,  &quot;&quot;active&quot;&quot;: true,  &quot;&quot;moved&quot;&quot;: &quot;&amp;[.H53]&amp;&quot; },&quot;" office:value-type="string" office:string-value="{ &quot;quadrant&quot;: 3, &quot;ring&quot;: 1, &quot;label&quot;: &quot;ZooKeeper&quot;,  &quot;active&quot;: true,  &quot;moved&quot;: 0 }," calcext:value-type="string">
            <text:p>{ "quadrant": 3, "ring": 1, "label": "ZooKeeper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zure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54];[$MAP.$D$2:.$E$5];2;0)" office:value-type="float" office:value="3" calcext:value-type="float">
            <text:p>3</text:p>
          </table:table-cell>
          <table:table-cell table:formula="of:=VLOOKUP([.C54];[$MAP.$A$2:.$B$5];2;0)" office:value-type="float" office:value="0" calcext:value-type="float">
            <text:p>0</text:p>
          </table:table-cell>
          <table:table-cell table:formula="of:=VLOOKUP([.D54];[$MAP.$G$2:.$H$4];2;0)" office:value-type="float" office:value="0" calcext:value-type="float">
            <text:p>0</text:p>
          </table:table-cell>
          <table:table-cell table:formula="of:=&quot;{ &quot;&quot;quadrant&quot;&quot;: &quot;&amp;[.F54]&amp;&quot;, &quot;&quot;ring&quot;&quot;: &quot;&amp;[.G54]&amp;&quot;, &quot;&quot;label&quot;&quot;: &quot;&quot;&quot;&amp;[.A54]&amp;&quot;&quot;&quot;,  &quot;&quot;active&quot;&quot;: true,  &quot;&quot;moved&quot;&quot;: &quot;&amp;[.H54]&amp;&quot; },&quot;" office:value-type="string" office:string-value="{ &quot;quadrant&quot;: 3, &quot;ring&quot;: 0, &quot;label&quot;: &quot;Azure&quot;,  &quot;active&quot;: true,  &quot;moved&quot;: 0 }," calcext:value-type="string">
            <text:p>{ "quadrant": 3, "ring": 0, "label": "Azure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KE/Kubernetes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55];[$MAP.$D$2:.$E$5];2;0)" office:value-type="float" office:value="3" calcext:value-type="float">
            <text:p>3</text:p>
          </table:table-cell>
          <table:table-cell table:formula="of:=VLOOKUP([.C55];[$MAP.$A$2:.$B$5];2;0)" office:value-type="float" office:value="0" calcext:value-type="float">
            <text:p>0</text:p>
          </table:table-cell>
          <table:table-cell table:formula="of:=VLOOKUP([.D55];[$MAP.$G$2:.$H$4];2;0)" office:value-type="float" office:value="0" calcext:value-type="float">
            <text:p>0</text:p>
          </table:table-cell>
          <table:table-cell table:formula="of:=&quot;{ &quot;&quot;quadrant&quot;&quot;: &quot;&amp;[.F55]&amp;&quot;, &quot;&quot;ring&quot;&quot;: &quot;&amp;[.G55]&amp;&quot;, &quot;&quot;label&quot;&quot;: &quot;&quot;&quot;&amp;[.A55]&amp;&quot;&quot;&quot;,  &quot;&quot;active&quot;&quot;: true,  &quot;&quot;moved&quot;&quot;: &quot;&amp;[.H55]&amp;&quot; },&quot;" office:value-type="string" office:string-value="{ &quot;quadrant&quot;: 3, &quot;ring&quot;: 0, &quot;label&quot;: &quot;GKE/Kubernetes&quot;,  &quot;active&quot;: true,  &quot;moved&quot;: 0 }," calcext:value-type="string">
            <text:p>{ "quadrant": 3, "ring": 0, "label": "GKE/Kubernetes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jetty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56];[$MAP.$D$2:.$E$5];2;0)" office:value-type="float" office:value="3" calcext:value-type="float">
            <text:p>3</text:p>
          </table:table-cell>
          <table:table-cell table:formula="of:=VLOOKUP([.C56];[$MAP.$A$2:.$B$5];2;0)" office:value-type="float" office:value="0" calcext:value-type="float">
            <text:p>0</text:p>
          </table:table-cell>
          <table:table-cell table:formula="of:=VLOOKUP([.D56];[$MAP.$G$2:.$H$4];2;0)" office:value-type="float" office:value="0" calcext:value-type="float">
            <text:p>0</text:p>
          </table:table-cell>
          <table:table-cell table:formula="of:=&quot;{ &quot;&quot;quadrant&quot;&quot;: &quot;&amp;[.F56]&amp;&quot;, &quot;&quot;ring&quot;&quot;: &quot;&amp;[.G56]&amp;&quot;, &quot;&quot;label&quot;&quot;: &quot;&quot;&quot;&amp;[.A56]&amp;&quot;&quot;&quot;,  &quot;&quot;active&quot;&quot;: true,  &quot;&quot;moved&quot;&quot;: &quot;&amp;[.H56]&amp;&quot; },&quot;" office:value-type="string" office:string-value="{ &quot;quadrant&quot;: 3, &quot;ring&quot;: 0, &quot;label&quot;: &quot;jetty&quot;,  &quot;active&quot;: true,  &quot;moved&quot;: 0 }," calcext:value-type="string">
            <text:p>{ "quadrant": 3, "ring": 0, "label": "jetty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NGInx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57];[$MAP.$D$2:.$E$5];2;0)" office:value-type="float" office:value="3" calcext:value-type="float">
            <text:p>3</text:p>
          </table:table-cell>
          <table:table-cell table:formula="of:=VLOOKUP([.C57];[$MAP.$A$2:.$B$5];2;0)" office:value-type="float" office:value="0" calcext:value-type="float">
            <text:p>0</text:p>
          </table:table-cell>
          <table:table-cell table:formula="of:=VLOOKUP([.D57];[$MAP.$G$2:.$H$4];2;0)" office:value-type="float" office:value="0" calcext:value-type="float">
            <text:p>0</text:p>
          </table:table-cell>
          <table:table-cell table:formula="of:=&quot;{ &quot;&quot;quadrant&quot;&quot;: &quot;&amp;[.F57]&amp;&quot;, &quot;&quot;ring&quot;&quot;: &quot;&amp;[.G57]&amp;&quot;, &quot;&quot;label&quot;&quot;: &quot;&quot;&quot;&amp;[.A57]&amp;&quot;&quot;&quot;,  &quot;&quot;active&quot;&quot;: true,  &quot;&quot;moved&quot;&quot;: &quot;&amp;[.H57]&amp;&quot; },&quot;" office:value-type="string" office:string-value="{ &quot;quadrant&quot;: 3, &quot;ring&quot;: 0, &quot;label&quot;: &quot;NGInx&quot;,  &quot;active&quot;: true,  &quot;moved&quot;: 0 }," calcext:value-type="string">
            <text:p>{ "quadrant": 3, "ring": 0, "label": "NGInx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tomcat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58];[$MAP.$D$2:.$E$5];2;0)" office:value-type="float" office:value="3" calcext:value-type="float">
            <text:p>3</text:p>
          </table:table-cell>
          <table:table-cell table:formula="of:=VLOOKUP([.C58];[$MAP.$A$2:.$B$5];2;0)" office:value-type="float" office:value="0" calcext:value-type="float">
            <text:p>0</text:p>
          </table:table-cell>
          <table:table-cell table:formula="of:=VLOOKUP([.D58];[$MAP.$G$2:.$H$4];2;0)" office:value-type="float" office:value="0" calcext:value-type="float">
            <text:p>0</text:p>
          </table:table-cell>
          <table:table-cell table:formula="of:=&quot;{ &quot;&quot;quadrant&quot;&quot;: &quot;&amp;[.F58]&amp;&quot;, &quot;&quot;ring&quot;&quot;: &quot;&amp;[.G58]&amp;&quot;, &quot;&quot;label&quot;&quot;: &quot;&quot;&quot;&amp;[.A58]&amp;&quot;&quot;&quot;,  &quot;&quot;active&quot;&quot;: true,  &quot;&quot;moved&quot;&quot;: &quot;&amp;[.H58]&amp;&quot; },&quot;" office:value-type="string" office:string-value="{ &quot;quadrant&quot;: 3, &quot;ring&quot;: 0, &quot;label&quot;: &quot;tomcat&quot;,  &quot;active&quot;: true,  &quot;moved&quot;: 0 }," calcext:value-type="string">
            <text:p>{ "quadrant": 3, "ring": 0, "label": "tomcat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pache httpd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59];[$MAP.$D$2:.$E$5];2;0)" office:value-type="float" office:value="3" calcext:value-type="float">
            <text:p>3</text:p>
          </table:table-cell>
          <table:table-cell table:formula="of:=VLOOKUP([.C59];[$MAP.$A$2:.$B$5];2;0)" office:value-type="float" office:value="0" calcext:value-type="float">
            <text:p>0</text:p>
          </table:table-cell>
          <table:table-cell table:formula="of:=VLOOKUP([.D59];[$MAP.$G$2:.$H$4];2;0)" office:value-type="float" office:value="0" calcext:value-type="float">
            <text:p>0</text:p>
          </table:table-cell>
          <table:table-cell table:formula="of:=&quot;{ &quot;&quot;quadrant&quot;&quot;: &quot;&amp;[.F59]&amp;&quot;, &quot;&quot;ring&quot;&quot;: &quot;&amp;[.G59]&amp;&quot;, &quot;&quot;label&quot;&quot;: &quot;&quot;&quot;&amp;[.A59]&amp;&quot;&quot;&quot;,  &quot;&quot;active&quot;&quot;: true,  &quot;&quot;moved&quot;&quot;: &quot;&amp;[.H59]&amp;&quot; },&quot;" office:value-type="string" office:string-value="{ &quot;quadrant&quot;: 3, &quot;ring&quot;: 0, &quot;label&quot;: &quot;apache httpd&quot;,  &quot;active&quot;: true,  &quot;moved&quot;: 0 }," calcext:value-type="string">
            <text:p>{ "quadrant": 3, "ring": 0, "label": "apache httpd", <text:s/>"active": true, <text:s/>"moved": 0 },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CP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60];[$MAP.$D$2:.$E$5];2;0)" office:value-type="float" office:value="3" calcext:value-type="float">
            <text:p>3</text:p>
          </table:table-cell>
          <table:table-cell table:formula="of:=VLOOKUP([.C60];[$MAP.$A$2:.$B$5];2;0)" office:value-type="float" office:value="0" calcext:value-type="float">
            <text:p>0</text:p>
          </table:table-cell>
          <table:table-cell table:formula="of:=VLOOKUP([.D60];[$MAP.$G$2:.$H$4];2;0)" office:value-type="float" office:value="0" calcext:value-type="float">
            <text:p>0</text:p>
          </table:table-cell>
          <table:table-cell table:formula="of:=&quot;{ &quot;&quot;quadrant&quot;&quot;: &quot;&amp;[.F60]&amp;&quot;, &quot;&quot;ring&quot;&quot;: &quot;&amp;[.G60]&amp;&quot;, &quot;&quot;label&quot;&quot;: &quot;&quot;&quot;&amp;[.A60]&amp;&quot;&quot;&quot;,  &quot;&quot;active&quot;&quot;: true,  &quot;&quot;moved&quot;&quot;: &quot;&amp;[.H60]&amp;&quot; },&quot;" office:value-type="string" office:string-value="{ &quot;quadrant&quot;: 3, &quot;ring&quot;: 0, &quot;label&quot;: &quot;GCP&quot;,  &quot;active&quot;: true,  &quot;moved&quot;: 0 }," calcext:value-type="string">
            <text:p>{ "quadrant": 3, "ring": 0, "label": "GCP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Docker / Docker Compose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61];[$MAP.$D$2:.$E$5];2;0)" office:value-type="float" office:value="3" calcext:value-type="float">
            <text:p>3</text:p>
          </table:table-cell>
          <table:table-cell table:formula="of:=VLOOKUP([.C61];[$MAP.$A$2:.$B$5];2;0)" office:value-type="float" office:value="0" calcext:value-type="float">
            <text:p>0</text:p>
          </table:table-cell>
          <table:table-cell table:formula="of:=VLOOKUP([.D61];[$MAP.$G$2:.$H$4];2;0)" office:value-type="float" office:value="0" calcext:value-type="float">
            <text:p>0</text:p>
          </table:table-cell>
          <table:table-cell table:formula="of:=&quot;{ &quot;&quot;quadrant&quot;&quot;: &quot;&amp;[.F61]&amp;&quot;, &quot;&quot;ring&quot;&quot;: &quot;&amp;[.G61]&amp;&quot;, &quot;&quot;label&quot;&quot;: &quot;&quot;&quot;&amp;[.A61]&amp;&quot;&quot;&quot;,  &quot;&quot;active&quot;&quot;: true,  &quot;&quot;moved&quot;&quot;: &quot;&amp;[.H61]&amp;&quot; },&quot;" office:value-type="string" office:string-value="{ &quot;quadrant&quot;: 3, &quot;ring&quot;: 0, &quot;label&quot;: &quot;Docker / Docker Compose&quot;,  &quot;active&quot;: true,  &quot;moved&quot;: 0 }," calcext:value-type="string">
            <text:p>{ "quadrant": 3, "ring": 0, "label": "Docker / Docker Compose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NodeJS NPM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62];[$MAP.$D$2:.$E$5];2;0)" office:value-type="float" office:value="3" calcext:value-type="float">
            <text:p>3</text:p>
          </table:table-cell>
          <table:table-cell table:formula="of:=VLOOKUP([.C62];[$MAP.$A$2:.$B$5];2;0)" office:value-type="float" office:value="0" calcext:value-type="float">
            <text:p>0</text:p>
          </table:table-cell>
          <table:table-cell table:formula="of:=VLOOKUP([.D62];[$MAP.$G$2:.$H$4];2;0)" office:value-type="float" office:value="0" calcext:value-type="float">
            <text:p>0</text:p>
          </table:table-cell>
          <table:table-cell table:formula="of:=&quot;{ &quot;&quot;quadrant&quot;&quot;: &quot;&amp;[.F62]&amp;&quot;, &quot;&quot;ring&quot;&quot;: &quot;&amp;[.G62]&amp;&quot;, &quot;&quot;label&quot;&quot;: &quot;&quot;&quot;&amp;[.A62]&amp;&quot;&quot;&quot;,  &quot;&quot;active&quot;&quot;: true,  &quot;&quot;moved&quot;&quot;: &quot;&amp;[.H62]&amp;&quot; },&quot;" office:value-type="string" office:string-value="{ &quot;quadrant&quot;: 3, &quot;ring&quot;: 0, &quot;label&quot;: &quot;NodeJS NPM&quot;,  &quot;active&quot;: true,  &quot;moved&quot;: 0 }," calcext:value-type="string">
            <text:p>{ "quadrant": 3, "ring": 0, "label": "NodeJS NPM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VH Cloud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-</text:p>
          </table:table-cell>
          <table:table-cell/>
          <table:table-cell table:formula="of:=VLOOKUP([.B63];[$MAP.$D$2:.$E$5];2;0)" office:value-type="float" office:value="3" calcext:value-type="float">
            <text:p>3</text:p>
          </table:table-cell>
          <table:table-cell table:formula="of:=VLOOKUP([.C63];[$MAP.$A$2:.$B$5];2;0)" office:value-type="float" office:value="0" calcext:value-type="float">
            <text:p>0</text:p>
          </table:table-cell>
          <table:table-cell table:formula="of:=VLOOKUP([.D63];[$MAP.$G$2:.$H$4];2;0)" office:value-type="float" office:value="0" calcext:value-type="float">
            <text:p>0</text:p>
          </table:table-cell>
          <table:table-cell table:formula="of:=&quot;{ &quot;&quot;quadrant&quot;&quot;: &quot;&amp;[.F63]&amp;&quot;, &quot;&quot;ring&quot;&quot;: &quot;&amp;[.G63]&amp;&quot;, &quot;&quot;label&quot;&quot;: &quot;&quot;&quot;&amp;[.A63]&amp;&quot;&quot;&quot;,  &quot;&quot;active&quot;&quot;: true,  &quot;&quot;moved&quot;&quot;: &quot;&amp;[.H63]&amp;&quot; },&quot;" office:value-type="string" office:string-value="{ &quot;quadrant&quot;: 3, &quot;ring&quot;: 0, &quot;label&quot;: &quot;OVH Cloud&quot;,  &quot;active&quot;: true,  &quot;moved&quot;: 0 }," calcext:value-type="string">
            <text:p>{ "quadrant": 3, "ring": 0, "label": "OVH Cloud", <text:s/>"active": true, <text:s/>"moved": 0 },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erverless</text:p>
          </table:table-cell>
          <table:table-cell office:value-type="string" calcext:value-type="string">
            <text:p>Infra/Platform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-</text:p>
          </table:table-cell>
          <table:table-cell/>
          <table:table-cell table:formula="of:=VLOOKUP([.B64];[$MAP.$D$2:.$E$5];2;0)" office:value-type="float" office:value="3" calcext:value-type="float">
            <text:p>3</text:p>
          </table:table-cell>
          <table:table-cell table:formula="of:=VLOOKUP([.C64];[$MAP.$A$2:.$B$5];2;0)" office:value-type="float" office:value="1" calcext:value-type="float">
            <text:p>1</text:p>
          </table:table-cell>
          <table:table-cell table:formula="of:=VLOOKUP([.D64];[$MAP.$G$2:.$H$4];2;0)" office:value-type="float" office:value="0" calcext:value-type="float">
            <text:p>0</text:p>
          </table:table-cell>
          <table:table-cell table:formula="of:=&quot;{ &quot;&quot;quadrant&quot;&quot;: &quot;&amp;[.F64]&amp;&quot;, &quot;&quot;ring&quot;&quot;: &quot;&amp;[.G64]&amp;&quot;, &quot;&quot;label&quot;&quot;: &quot;&quot;&quot;&amp;[.A64]&amp;&quot;&quot;&quot;,  &quot;&quot;active&quot;&quot;: true,  &quot;&quot;moved&quot;&quot;: &quot;&amp;[.H64]&amp;&quot; },&quot;" office:value-type="string" office:string-value="{ &quot;quadrant&quot;: 3, &quot;ring&quot;: 1, &quot;label&quot;: &quot;Serverless&quot;,  &quot;active&quot;: true,  &quot;moved&quot;: 0 }," calcext:value-type="string">
            <text:p>{ "quadrant": 3, "ring": 1, "label": "Serverless", <text:s/>"active": true, <text:s/>"moved": 0 },</text:p>
          </table:table-cell>
          <table:table-cell table:number-columns-repeated="16375"/>
        </table:table-row>
        <table:table-row table:style-name="ro2" table:number-rows-repeated="104851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AP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row table:style-name="ro1">
          <table:table-cell table:style-name="ce58" office:value-type="string" calcext:value-type="string" table:number-columns-spanned="2" table:number-rows-spanned="1">
            <text:p>Ring</text:p>
          </table:table-cell>
          <table:covered-table-cell table:style-name="ce59"/>
          <table:table-cell/>
          <table:table-cell table:style-name="ce58" office:value-type="string" calcext:value-type="string" table:number-columns-spanned="2" table:number-rows-spanned="1">
            <text:p>Quadrant</text:p>
          </table:table-cell>
          <table:covered-table-cell table:style-name="ce59"/>
          <table:table-cell/>
          <table:table-cell table:style-name="ce58" office:value-type="string" calcext:value-type="string" table:number-columns-spanned="2" table:number-rows-spanned="1">
            <text:p>Move</text:p>
          </table:table-cell>
          <table:covered-table-cell table:style-name="ce59"/>
        </table:table-row>
        <table:table-row table:style-name="ro2">
          <table:table-cell table:style-name="ce49" office:value-type="string" calcext:value-type="string">
            <text:p>ADOPT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Languages &amp; Framework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R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o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SS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WN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H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fra/Platform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0:09:53.381350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US" style:display-name="PageStyle_C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1-26T10:12:21.858844724</dc:date>
    <meta:editing-duration>PT3H45M11S</meta:editing-duration>
    <meta:editing-cycles>8</meta:editing-cycles>
    <meta:document-statistic meta:table-count="2" meta:cell-count="537" meta:object-count="0"/>
    <meta:user-defined meta:name=""/>
  </office:meta>
</office:document-meta>
</file>